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256000016F340B8AFB3.svm"/>
  <manifest:file-entry manifest:media-type="" manifest:full-path="Pictures/200000070000233F0000039F13C0092B.svm"/>
  <manifest:file-entry manifest:media-type="" manifest:full-path="Pictures/2000000700001EB30000036A0EC90513.svm"/>
  <manifest:file-entry manifest:media-type="" manifest:full-path="Pictures/20000007000028D400000ADB23F0AC37.svm"/>
  <manifest:file-entry manifest:media-type="" manifest:full-path="Pictures/2000000700000FB700000684EA0144C2.svm"/>
  <manifest:file-entry manifest:media-type="" manifest:full-path="Pictures/20000007000013BF000009ED7C2AED7E.svm"/>
  <manifest:file-entry manifest:media-type="" manifest:full-path="Pictures/20000007000030100000159B9BD494AA.svm"/>
  <manifest:file-entry manifest:media-type="" manifest:full-path="Pictures/2000000700002F710000170DE6042BFE.svm"/>
  <manifest:file-entry manifest:media-type="" manifest:full-path="Pictures/2000000700002B840000036A301C87FF.svm"/>
  <manifest:file-entry manifest:media-type="" manifest:full-path="Pictures/200000070000302B000010BF136D4792.svm"/>
  <manifest:file-entry manifest:media-type="" manifest:full-path="Pictures/20000007000020260000036ABAB4C6CB.svm"/>
  <manifest:file-entry manifest:media-type="" manifest:full-path="Pictures/20000007000010A5000006B9BD0DC8A9.svm"/>
  <manifest:file-entry manifest:media-type="" manifest:full-path="Pictures/20000007000010BF000006D37C68EFD6.svm"/>
  <manifest:file-entry manifest:media-type="" manifest:full-path="Pictures/2000000700001BE900000335C7EC1348.svm"/>
  <manifest:file-entry manifest:media-type="" manifest:full-path="Pictures/2000000700000F67000006EEDCA8B803.svm"/>
  <manifest:file-entry manifest:media-type="" manifest:full-path="Pictures/2000000700001FF1000006B9D06D1499.svm"/>
  <manifest:file-entry manifest:media-type="" manifest:full-path="Pictures/2000000700002909000003856B466075.svm"/>
  <manifest:file-entry manifest:media-type="" manifest:full-path="Pictures/2000000700001FD6000006B93C52DC0F.svm"/>
  <manifest:file-entry manifest:media-type="" manifest:full-path="Pictures/2000000700001A91000012321D4FA8AF.svm"/>
  <manifest:file-entry manifest:media-type="" manifest:full-path="Pictures/2000000700001AAB00000EFD030585E3.svm"/>
  <manifest:file-entry manifest:media-type="" manifest:full-path="Pictures/2000000700001A9100000D56A5A0DE68.svm"/>
  <manifest:file-entry manifest:media-type="" manifest:full-path="Pictures/2000000700000E4400000BE4892570B5.svm"/>
  <manifest:file-entry manifest:media-type="" manifest:full-path="Pictures/2000000700005B9300003BF331AE6752.svm"/>
  <manifest:file-entry manifest:media-type="" manifest:full-path="Pictures/200000070000437E000017AC5ABF22B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automatic-styles>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007in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007in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007in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007in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007in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007in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007in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007in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007in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007in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007in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007in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007in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007in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007in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007in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007in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007in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007in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007in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007in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007in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007in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007in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007in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007in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007in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007in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007in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007in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007in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007in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007in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007in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007in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007in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007in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007in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007in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007in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007in solid #000000"/>
    </style:style>
    <style:style style:name="P1"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text-properties style:font-name="Arial" fo:font-size="12pt" fo:font-weight="normal" style:font-size-asian="12pt" style:font-weight-asian="normal" style:font-size-complex="12pt" style:font-weight-complex="normal"/>
    </style:style>
    <style:style style:name="P4"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5" style:family="paragraph" style:parent-style-name="Standard" style:list-style-name="L1">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9" style:family="paragraph" style:parent-style-name="Table_20_Contents">
      <style:text-properties style:font-name="Courier New" fo:font-size="12pt" style:font-size-asian="12pt" style:font-size-complex="12pt"/>
    </style:style>
    <style:style style:name="P10" style:family="paragraph" style:parent-style-name="Table_20_Contents">
      <style:text-properties style:font-name="Courier New" fo:font-size="12pt" style:text-underline-style="none" fo:font-weight="normal" style:font-size-asian="12pt" style:font-weight-asian="normal" style:font-size-complex="12pt" style:font-weight-complex="normal"/>
    </style:style>
    <style:style style:name="P11" style:family="paragraph" style:parent-style-name="Table_20_Contents">
      <style:text-properties style:font-name="Arial" fo:font-size="12pt" style:font-size-asian="12pt" style:font-size-complex="12pt"/>
    </style:style>
    <style:style style:name="P12"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13" style:family="paragraph">
      <style:paragraph-properties fo:text-align="center"/>
    </style:style>
    <style:style style:name="P14"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15"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6" style:family="paragraph">
      <style:text-properties style:font-name="Arial"/>
    </style:style>
    <style:style style:name="P17" style:family="paragraph">
      <style:paragraph-properties fo:text-align="start"/>
    </style:style>
    <style:style style:name="P18" style:family="paragraph">
      <style:text-properties style:font-name="Courier New"/>
    </style:style>
    <style:style style:name="P19" style:family="paragraph">
      <style:paragraph-properties fo:text-align="center"/>
      <style:text-properties style:font-name="Arial" fo:font-size="16pt"/>
    </style:style>
    <style:style style:name="P20" style:family="paragraph">
      <style:paragraph-properties fo:text-align="center"/>
      <style:text-properties style:font-name="Courier New"/>
    </style:style>
    <style:style style:name="P21" style:family="paragraph">
      <style:text-properties fo:font-size="10pt"/>
    </style:style>
    <style:style style:name="P22" style:family="paragraph">
      <style:text-properties style:font-name="Courier New" fo:font-size="10pt"/>
    </style:style>
    <style:style style:name="P23" style:family="paragraph" style:parent-style-name="Table_20_Contents">
      <style:text-properties style:font-name="Courier New" fo:font-size="16pt" style:text-underline-style="none" fo:font-weight="normal" style:font-size-asian="16pt" style:font-weight-asian="normal" style:font-size-complex="16pt" style:font-weight-complex="normal"/>
    </style:style>
    <style:style style:name="P24" style:family="paragraph" style:parent-style-name="Table_20_Contents">
      <style:text-properties style:font-name="Arial" fo:font-size="12pt" style:text-underline-style="none" fo:font-weight="normal" style:font-size-asian="12pt" style:font-weight-asian="normal" style:font-size-complex="12pt" style:font-weight-complex="normal"/>
    </style:style>
    <style:style style:name="P25" style:family="paragraph" style:parent-style-name="Standard">
      <style:text-properties style:font-name="Courier New" fo:font-size="12pt" style:font-size-asian="12pt" style:font-size-complex="12pt"/>
    </style:style>
    <style:style style:name="P26" style:family="paragraph" style:parent-style-name="Table_20_Contents">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Courier New" fo:font-size="12pt" style:font-size-asian="12pt" style:font-size-complex="12pt"/>
    </style:style>
    <style:style style:name="P28" style:family="paragraph" style:parent-style-name="Table_20_Contents">
      <style:text-properties style:font-name="Courier New" fo:font-size="10.5pt" style:font-size-asian="10.5pt" style:font-size-complex="10.5pt"/>
    </style:style>
    <style:style style:name="P29"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T1" style:family="text">
      <style:text-properties style:font-name="Courier New"/>
    </style:style>
    <style:style style:name="T2" style:family="text">
      <style:text-properties style:text-underline-style="none" fo:font-weight="normal" style:font-weight-asian="normal" style:font-weight-complex="normal"/>
    </style:style>
    <style:style style:name="T3" style:family="text">
      <style:text-properties style:font-name="Snap ITC" fo:font-size="16pt" style:font-size-asian="16pt" style:font-size-complex="16pt"/>
    </style:style>
    <style:style style:name="T4" style:family="text">
      <style:text-properties style:font-name="Courier New" style:text-underline-style="none" fo:font-weight="normal" style:font-weight-asian="normal" style:font-weight-complex="normal"/>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 fo:font-size="12pt"/>
    </style:style>
    <style:style style:name="T7" style:family="text">
      <style:text-properties style:font-name="Courier New" fo:font-size="16pt" fo:font-weight="bold" style:font-size-asian="16pt" style:font-weight-asian="bold" style:font-size-complex="16pt" style:font-weight-complex="bold"/>
    </style:style>
    <style:style style:name="T8" style:family="text">
      <style:text-properties style:font-name="Arial"/>
    </style:style>
    <style:style style:name="T9" style:family="text">
      <style:text-properties style:font-name="Arial" fo:font-size="16pt"/>
    </style:style>
    <style:style style:name="T10" style:family="text">
      <style:text-properties style:font-name="Courier New" fo:font-size="16pt"/>
    </style:style>
    <style:style style:name="T11" style:family="text">
      <style:text-properties style:font-name="Courier New" fo:font-size="10pt"/>
    </style:style>
    <style:style style:name="T12"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opacity="0%" draw:textarea-horizontal-align="center" draw:textarea-vertical-align="middle" draw:shadow-opacity="0%" style:run-through="foreground"/>
    </style:style>
    <style:style style:name="gr6" style:family="graphic">
      <style:graphic-properties draw:stroke="none" svg:stroke-color="#000000" draw:fill="none" draw:fill-color="#ffffff" fo:min-height="0.2291in" style:run-through="foreground"/>
    </style:style>
    <style:style style:name="gr7" style:family="graphic">
      <style:graphic-properties draw:marker-end="Arrow" draw:textarea-horizontal-align="center" draw:textarea-vertical-align="middle" style:run-through="foreground"/>
    </style:style>
    <style:style style:name="gr8"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91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opacity="0%" draw:textarea-horizontal-align="center" draw:textarea-vertical-align="middle" draw:shadow-opacity="0%" style:run-through="foreground"/>
    </style:style>
    <style:style style:name="gr12"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style:run-through="foreground"/>
    </style:style>
    <style:style style:name="gr13"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2083in" style:run-through="foreground"/>
    </style:style>
    <style:style style:name="gr17"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opacity="0%" draw:textarea-horizontal-align="justify" draw:textarea-vertical-align="middle" draw:auto-grow-height="false" fo:min-height="0in" fo:min-width="0in" fo:wrap-option="no-wrap" draw:shadow-opacity="0%" style:run-through="foreground" style:wrap="run-through" style:number-wrapped-paragraphs="no-limit" style:vertical-pos="from-top" style:vertical-rel="paragraph" style:horizontal-pos="from-left" style:horizontal-rel="paragraph"/>
    </style:style>
    <style:style style:name="gr19"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20" style:family="graphic">
      <style:graphic-properties style:run-through="foreground"/>
    </style:style>
    <style:style style:name="gr21" style:family="graphic">
      <style:graphic-properties draw:stroke="solid" svg:stroke-width="0.0098in" svg:stroke-color="#000000" draw:marker-start-width="0.15in" draw:marker-end-width="0.15in" draw:fill="none" draw:fill-color="#ffffff" fo:min-height="1.3756in" fo:padding-top="0.0047in" fo:padding-bottom="0.0047in" fo:padding-left="0.0047in" fo:padding-right="0.0047in" style:run-through="foreground"/>
    </style:style>
    <style:style style:name="gr22" style:family="graphic">
      <style:graphic-properties draw:stroke="solid" svg:stroke-width="0.0098in" svg:stroke-color="#000000" draw:marker-start-width="0.15in" draw:marker-end-width="0.15in" draw:fill="none" draw:fill-color="#ffffff" draw:textarea-vertical-align="middle" fo:min-height="0.3134in" fo:padding-top="0.0047in" fo:padding-bottom="0.0047in" fo:padding-left="0.0047in" fo:padding-right="0.0047in" style:run-through="foreground"/>
    </style:style>
    <style:style style:name="gr23" style:family="graphic">
      <style:graphic-properties svg:stroke-width="0.0402in" svg:stroke-color="#ff0000" draw:marker-start-width="0.2in" draw:marker-end="Arrow" draw:marker-end-width="0.1402in" draw:textarea-horizontal-align="center" draw:textarea-vertical-align="middle" fo:padding-top="0.0201in" fo:padding-bottom="0.0201in" fo:padding-left="0.0201in" fo:padding-right="0.0201in" style:run-through="foreground"/>
    </style:style>
    <style:style style:name="gr24" style:family="graphic">
      <style:graphic-properties draw:stroke="none" svg:stroke-color="#000000" draw:fill="none" draw:fill-color="#ffffff" fo:min-height="0.2811in" style:run-through="foreground"/>
    </style:style>
    <style:style style:name="gr25"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style:run-through="foreground"/>
    </style:style>
    <style:style style:name="gr26"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098in" svg:stroke-color="#000000" draw:marker-start-width="0.15in" draw:marker-end-width="0.15in" draw:fill="none" draw:fill-color="#ffffff" fo:min-height="1.3756in" fo:padding-top="0.0047in" fo:padding-bottom="0.0047in" fo:padding-left="0.0047in" fo:padding-right="0.0047in"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098in" svg:stroke-color="#000000" draw:marker-start-width="0.15in" draw:marker-end-width="0.15in" draw:fill="none" draw:fill-color="#ffffff" draw:textarea-vertical-align="middle" fo:min-height="0.3134in" fo:padding-top="0.0047in" fo:padding-bottom="0.0047in" fo:padding-left="0.0047in" fo:padding-right="0.0047in" style:run-through="foreground" style:vertical-pos="from-top" style:vertical-rel="paragraph" style:horizontal-pos="from-left" style:horizontal-rel="paragraph" draw:wrap-influence-on-position="once-concurrent" style:flow-with-text="false"/>
    </style:style>
    <style:style style:name="gr29"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width="0.0098in" svg:stroke-color="#000000" draw:marker-start-width="0.15in" draw:marker-end-width="0.15in" draw:fill="none" draw:fill-color="#ffffff" fo:min-height="1.3756in" fo:padding-top="0.0047in" fo:padding-bottom="0.0047in" fo:padding-left="0.0047in" fo:padding-right="0.0047in" style:run-through="foreground"/>
    </style:style>
    <style:style style:name="gr31" style:family="graphic">
      <style:graphic-properties draw:stroke="none" svg:stroke-width="0.0098in" svg:stroke-color="#000000" draw:marker-start-width="0.15in" draw:marker-end-width="0.15in" draw:fill="none" draw:fill-color="#ffffff" fo:min-height="2.0299in" fo:padding-top="0.0047in" fo:padding-bottom="0.0047in" fo:padding-left="0.0047in" fo:padding-right="0.0047in"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098in" svg:stroke-color="#000000" draw:marker-start-width="0.15in" draw:marker-end-width="0.15in" draw:fill="none" draw:fill-color="#ffffff" draw:textarea-vertical-align="middle" fo:min-height="1.3654in" fo:padding-top="0.0047in" fo:padding-bottom="0.0047in" fo:padding-left="0.0047in" fo:padding-right="0.0047in"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138in"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098in" svg:stroke-color="#000000" draw:marker-start-width="0.15in" draw:marker-end-width="0.15in" draw:fill="none" draw:fill-color="#ffffff" fo:min-height="0.2193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098in" svg:stroke-color="#000000" draw:marker-start-width="0.15in" draw:marker-end-width="0.15in" draw:fill="none" draw:fill-color="#ffffff" draw:textarea-vertical-align="middle" fo:min-height="0.3217in" fo:padding-top="0.0047in" fo:padding-bottom="0.0047in" fo:padding-left="0.0047in" fo:padding-right="0.0047in"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oping Part 2</text:p>
      <text:p text:style-name="P2"/>
      <text:p text:style-name="P3">Objectives</text:p>
      <text:list text:style-name="L1">
        <text:list-item>
          <text:p text:style-name="P4">Using functions and methods for strings</text:p>
        </text:list-item>
        <text:list-item>
          <text:p text:style-name="P4">Write while-loops</text:p>
        </text:list-item>
        <text:list-item>
          <text:p text:style-name="P4">Use sentinel value to control a while-loop</text:p>
        </text:list-item>
        <text:list-item>
          <text:p text:style-name="P4">Using a <text:span text:style-name="T1">while</text:span>-loop to write a game loop</text:p>
        </text:list-item>
        <text:list-item>
          <text:p text:style-name="P4">Understand relationship between user inputs and events</text:p>
        </text:list-item>
        <text:list-item>
          <text:p text:style-name="P5">Read from a file</text:p>
        </text:list-item>
        <text:list-item>
          <text:p text:style-name="P5">Write to a file</text:p>
        </text:list-item>
        <text:list-item>
          <text:p text:style-name="P5">Use the <text:span text:style-name="T1">exit</text:span> function in the <text:span text:style-name="T1">sys</text:span> module to halt a program</text:p>
        </text:list-item>
        <text:list-item>
          <text:p text:style-name="P5">Use Python documentation</text:p>
        </text:list-item>
      </text:list>
      <text:p text:style-name="P6">Strings</text:p>
      <text:p text:style-name="P7"/>
      <text:p text:style-name="P7">Remember strings? Here's one: <text:span text:style-name="T1">"boy, i'm broke"</text:span></text:p>
      <text:p text:style-name="P8"/>
      <text:p text:style-name="P7">A string is really very similar to a list. The list [1, 2, 3] is made up of 1 and 2 and 3. The string <text:span text:style-name="T1">"hello world"</text:span> is made up of <text:span text:style-name="T1">"h"</text:span>, <text:span text:style-name="T1">"e"</text:span>, <text:span text:style-name="T1">"l"</text:span>, <text:span text:style-name="T1">"l"</text:span>, <text:span text:style-name="T1">"o"</text:span>, <text:span text:style-name="T1">" "</text:span>, <text:span text:style-name="T1">"w"</text:span>, <text:span text:style-name="T1">"o"</text:span>, <text:span text:style-name="T1">"r"</text:span>, <text:span text:style-name="T1">"l"</text:span>, and <text:span text:style-name="T1">"d"</text:span>. </text:p>
      <text:p text:style-name="P7"/>
      <text:p text:style-name="P7">Not only do they look the same, several “features” of a list is also <text:s/>available to a string. We will look into that in this section. But before we do that there are two things I want to talk about. The first is string input from the keyboard. The second is about characters.</text:p>
      <text:p text:style-name="P7"/>
      <text:p text:style-name="P7">String input from the keyboard is easy. For integer input you use the <text:span text:style-name="T1">input</text:span> function. For string input you use the <text:span text:style-name="T1">raw_input</text:span> function. Try this program:</text:p>
      <table:table table:name="Table12" table:style-name="Table12">
        <table:table-column table:style-name="Table12.A"/>
        <table:table-row>
          <table:table-cell table:style-name="Table12.A1" office:value-type="string">
            <text:p text:style-name="P9">x = input(<text:span text:style-name="T2">"enter an integer: "</text:span>)</text:p>
            <text:p text:style-name="P9">y = raw_input(<text:span text:style-name="T2">"enter a string: ")</text:span></text:p>
            <text:p text:style-name="P10">print "x =", x</text:p>
            <text:p text:style-name="P10">print "y =", y</text:p>
          </table:table-cell>
        </table:table-row>
      </table:table>
      <text:p text:style-name="P7">Run this program entering <text:span text:style-name="T1">42</text:span> for <text:span text:style-name="T1">x</text:span> and your name for <text:span text:style-name="T1">y</text:span>.</text:p>
      <text:p text:style-name="P7"/>
      <text:p text:style-name="P7">That's all there is. You need two different functions because strings are not the same as integers. Note in particular that the string <text:span text:style-name="T1">"42"</text:span> and the integer <text:span text:style-name="T1">42</text:span> are different. </text:p>
      <text:p text:style-name="P7"/>
      <text:p text:style-name="P7">Let me first talk about things like <text:span text:style-name="T1">"a"</text:span>. If you have a list of numbers, for instance <text:span text:style-name="T1">[1,2,3]</text:span>, the 1 and the 2 and the 3 are values in the list. What about a string? The first value in the string <text:span text:style-name="T1">"hello world"</text:span> is <text:span text:style-name="T1">"h"</text:span>. The smallest unit of a string is just like a string of length one. These are called <text:span text:style-name="T3">characters</text:span>. Note that a space is consider a character. Each character is like something you see on the keyboard. So for instance <text:span text:style-name="T1">"$"</text:span> is a character. But there are more ...</text:p>
      <text:p text:style-name="P7"/>
      <text:p text:style-name="P7">There are special characters that you do not really “see” like the way you can see <text:span text:style-name="T1">"h"</text:span> or <text:span text:style-name="T1">"$"</text:span>. Try the following program:</text:p>
      <table:table table:name="Table10" table:style-name="Table10">
        <table:table-column table:style-name="Table10.A"/>
        <table:table-row>
          <table:table-cell table:style-name="Table10.A1" office:value-type="string">
            <text:p text:style-name="P11"><text:span text:style-name="T1">print </text:span><text:span text:style-name="T4">"1\n2\nbuckle my shoe"</text:span></text:p>
          </table:table-cell>
        </table:table-row>
      </table:table>
      <text:p text:style-name="P7">You do not see \n in the output on your screen. But each time there is a \n there is a line skip. The \ and the n is a single character, not two. The <text:span text:style-name="T1">"\n"</text:span> is the <text:span text:style-name="T3">newline character</text:span>. </text:p>
      <text:p text:style-name="P7"/>
      <text:p text:style-name="P7">Another special character is <text:span text:style-name="T1">"\t"</text:span>, the tab character. Try this program:</text:p>
      <table:table table:name="Table11" table:style-name="Table11">
        <table:table-column table:style-name="Table11.A"/>
        <table:table-row>
          <table:table-cell table:style-name="Table11.A1" office:value-type="string">
            <text:p text:style-name="P10">print "table of cubes"</text:p>
            <text:p text:style-name="P10">print "i\ti**3"</text:p>
            <text:p text:style-name="P10">print "=\t===="</text:p>
            <text:p text:style-name="P10">for i in range(10):</text:p>
            <text:p text:style-name="P10"><text:s text:c="4"/>print i,"\t", i**3 </text:p>
          </table:table-cell>
        </table:table-row>
      </table:table>
      <text:p text:style-name="P7"/>
      <text:p text:style-name="P7">The special characters like <text:span text:style-name="T1">"\n"</text:span> and <text:span text:style-name="T1">"\t"</text:span> are called escape characters.</text:p>
      <text:p text:style-name="P8"/>
      <text:p text:style-name="P7">OK, enough of characters. We want to build strings which is made up of characters.</text:p>
      <text:p text:style-name="P7"/>
      <text:p text:style-name="P7">Before we go on, the list we will use can be long. Remember the \? When a statement is too long and you want to continue on the next line, you have to use \.</text:p>
      <text:p text:style-name="P7"/>
      <text:p text:style-name="P7">Again a string is like a list in the sense that they are both contains values laid out in a linear fashion.</text:p>
      <text:p text:style-name="P7"/>
      <text:p text:style-name="P7">Try this</text:p>
      <table:table table:name="Table2" table:style-name="Table2">
        <table:table-column table:style-name="Table2.A"/>
        <table:table-row>
          <table:table-cell table:style-name="Table2.A1" office:value-type="string">
            <text:p text:style-name="P8">x = <text:s/>["h", "e", "l", "l", "o", " ", "w", \ </text:p>
            <text:p text:style-name="P8"><text:s text:c="5"/>"o", "r", "l", "d"]</text:p>
            <text:p text:style-name="P8">y = "hello world"</text:p>
            <text:p text:style-name="P8"/>
            <text:p text:style-name="P8">print len(x)</text:p>
            <text:p text:style-name="P8">print len(y)</text:p>
          </table:table-cell>
        </table:table-row>
      </table:table>
      <text:p text:style-name="P7"/>
      <text:p text:style-name="P7">AHA! You can compute the length of a string using the <text:span text:style-name="T1">len</text:span> function. This is just like a list.</text:p>
      <text:p text:style-name="P7"/>
      <text:p text:style-name="P7">Try this</text:p>
      <table:table table:name="Table1" table:style-name="Table1">
        <table:table-column table:style-name="Table1.A"/>
        <table:table-row>
          <table:table-cell table:style-name="Table1.A1" office:value-type="string">
            <text:p text:style-name="P8">x = <text:s/>["h", "e", "l", "l", "o", " ", "w", \ </text:p>
            <text:p text:style-name="P8"><text:s text:c="5"/>"o", "r", "l", "d"]</text:p>
            <text:p text:style-name="P8">y = "hello world"</text:p>
            <text:p text:style-name="P8"/>
            <text:p text:style-name="P8">print "print x ..." </text:p>
            <text:p text:style-name="P8">for c in x:</text:p>
            <text:p text:style-name="P8"><text:s text:c="4"/>print c</text:p>
            <text:p text:style-name="P8"/>
            <text:p text:style-name="P8">print "print y ..." </text:p>
            <text:p text:style-name="P8">for c in y:</text:p>
            <text:p text:style-name="P8"><text:s text:c="4"/>print c </text:p>
          </table:table-cell>
        </table:table-row>
      </table:table>
      <text:p text:style-name="P7"/>
      <text:p text:style-name="P7">In fact the correct way to think of a list or a strings is to think of a “thingy” that contains values and you can scan across the values from the first to the last. These are called <text:span text:style-name="T3">sequence type objects</text:span>. They share a lot <text:s/>in common.</text:p>
      <text:p text:style-name="P7"/>
      <text:p text:style-name="P7">Exercise. There is the operator + on lists. (Don't remember it? No problem. Bring up IDLE and try it now and try + on two lists.) Can you use + on strings?</text:p>
      <text:p text:style-name="P7"/>
      <text:p text:style-name="P7">Remember what I said about the importance of jargon? You know some features of lists and I told you lists are sequence objects, you more or less know that strings should <text:s/>have more or less these features as well. It allows us to learn rapidly.</text:p>
      <text:p text:style-name="P7"/>
      <text:p text:style-name="P7">Exercise. Quickly review the <text:span text:style-name="T1">[]</text:span> operator on lists. Write a program that prompts the user for his/her name and prints the third character in the name. Here's what I get when I run my program:</text:p>
      <text:p text:style-name="P7"><draw:frame draw:style-name="fr1" draw:name="graphics5" text:anchor-type="paragraph" svg:width="3.2402in" svg:height="0.3437in" draw:z-index="5"><draw:image xlink:href="Pictures/20000007000020260000036ABAB4C6CB.svm" xlink:type="simple" xlink:show="embed" xlink:actuate="onLoad"/></draw:frame>and for a second run:</text:p>
      <text:p text:style-name="P7"><draw:frame draw:style-name="fr1" draw:name="graphics6" text:anchor-type="paragraph" svg:width="3.552in" svg:height="0.3654in" draw:z-index="6"><draw:image xlink:href="Pictures/200000070000233F0000039F13C0092B.svm" xlink:type="simple" xlink:show="embed" xlink:actuate="onLoad"/></draw:frame>(Don't forget that the third character is at index position 2 because index values start with 0.)</text:p>
      <text:p text:style-name="P7"/>
      <text:p text:style-name="P7">Exercise. Quickly review the <text:span text:style-name="T1">[:]</text:span> operator on lists. Write a program that prompts the user for his/her name and prints the first 5 characters of the string. Here's the first run of my program:</text:p>
      <text:p text:style-name="P7"><draw:frame draw:style-name="fr2" draw:name="graphics8" text:anchor-type="paragraph" svg:width="4.1362in" svg:height="0.3547in" draw:z-index="7"><draw:image xlink:href="Pictures/2000000700002909000003856B466075.svm" xlink:type="simple" xlink:show="embed" xlink:actuate="onLoad"/></draw:frame>and here's a second.</text:p>
      <text:p text:style-name="P7"><draw:frame draw:style-name="fr3" draw:name="graphics9" text:anchor-type="paragraph" svg:x="0.0571in" svg:y="0.0126in" svg:width="4.3862in" svg:height="0.3437in" draw:z-index="8"><draw:image xlink:href="Pictures/2000000700002B840000036A301C87FF.svm" xlink:type="simple" xlink:show="embed" xlink:actuate="onLoad"/></draw:frame></text:p>
      <text:p text:style-name="P7">By the way a section of a string (all the characters from an index position to another) is called a <text:span text:style-name="T3">substring</text:span> of the original string. So for instance <text:span text:style-name="T1">"ello w"</text:span> is a substring of <text:span text:style-name="T1">"hello world".</text:span></text:p>
      <text:p text:style-name="P8"/>
      <text:p text:style-name="P7">Exercise. Quickly review the <text:span text:style-name="T1">[::]</text:span> operator on lists. Write a program that prompts the user for his/her name and prints the reverse of the name. Here's a first run of my program:</text:p>
      <text:p text:style-name="P7"><draw:frame draw:style-name="fr2" draw:name="graphics10" text:anchor-type="paragraph" svg:width="2.8134in" svg:height="0.3228in" draw:z-index="9"><draw:image xlink:href="Pictures/2000000700001BE900000335C7EC1348.svm" xlink:type="simple" xlink:show="embed" xlink:actuate="onLoad"/></draw:frame>and here's a second run:</text:p>
      <text:p text:style-name="P7"><draw:frame draw:style-name="fr3" draw:name="graphics11" text:anchor-type="paragraph" svg:x="0.6618in" svg:y="0.1in" svg:width="3.0937in" svg:height="0.3437in" draw:z-index="10"><draw:image xlink:href="Pictures/2000000700001EB30000036A0EC90513.svm" xlink:type="simple" xlink:show="embed" xlink:actuate="onLoad"/></draw:frame></text:p>
      <text:p text:style-name="P7"/>
      <text:p text:style-name="P6">Mutable and Immutable Values</text:p>
      <text:p text:style-name="P7"/>
      <text:p text:style-name="P7">There is however a <text:span text:style-name="T3">big difference</text:span> between a list and a string. You can change the value of an entry in a list. However you cannot do that for a string. </text:p>
      <text:p text:style-name="P7"/>
      <text:p text:style-name="P7">This concept is important enough to have another jargon. If you can modify the values inside a object (or variable), we say that the object is <text:span text:style-name="T3">mutable</text:span> (i.e. can change). Otherwise it is <text:span text:style-name="T3">immutable</text:span>. </text:p>
      <text:p text:style-name="P12"/>
      <text:p text:style-name="P7"><text:span text:style-name="T3">A list is mutable</text:span>. </text:p>
      <text:p text:style-name="P12"/>
      <text:p text:style-name="P7"><text:span text:style-name="T3">A string is immutable</text:span>. </text:p>
      <text:p text:style-name="P7"/>
      <text:p text:style-name="P7">In fact an integer is also immutable. Now you scratch your head ... huh? ...surely you can change the value of an integer variable?!? ... like this:</text:p>
      <table:table table:name="Table3" table:style-name="Table3">
        <table:table-column table:style-name="Table3.A"/>
        <table:table-row>
          <table:table-cell table:style-name="Table3.A1" office:value-type="string">
            <text:p text:style-name="P9">x = 1</text:p>
            <text:p text:style-name="P9">x = 2</text:p>
          </table:table-cell>
        </table:table-row>
      </table:table>
      <text:p text:style-name="P7"/>
      <text:p text:style-name="P7">Ahhh ... good point.</text:p>
      <text:p text:style-name="P7"/>
      <text:p text:style-name="P7">Actually the second statement above does <text:span text:style-name="T5">not</text:span> change the value that <text:span text:style-name="T1">x</text:span> is referring to. It actually makes a <text:span text:style-name="T5">new</text:span> box for x. Here's a sequence of pictures that describes what happens when you run the above code. After executing the first statement Python has the following in its memory:</text:p>
      <text:p text:style-name="P7"/>
      <text:p text:style-name="P7"><draw:rect text:anchor-type="paragraph" draw:z-index="12" draw:style-name="gr1" draw:text-style-name="P13" svg:width="0.7295in" svg:height="0.2815in" svg:x="2.5161in" svg:y="0.089in"><text:p text:style-name="P13">1</text:p></draw:rect><draw:frame text:anchor-type="paragraph" draw:z-index="13" draw:style-name="gr2" svg:width="0.4276in" svg:height="0.2295in" svg:x="1.1201in" svg:y="0.089in"><draw:text-box><text:p>x</text:p></draw:text-box></draw:frame></text:p>
      <text:p text:style-name="P7"><draw:line text:anchor-type="paragraph" draw:z-index="14" draw:style-name="gr3" draw:text-style-name="P13" svg:x1="1.3598in" svg:y1="0.022in" svg:x2="2.537in" svg:y2="0.022in"><text:p/></draw:line></text:p>
      <text:p text:style-name="P7"/>
      <text:p text:style-name="P7">After executing the second statement we have this picture of Python's memory:</text:p>
      <text:p text:style-name="P7"/>
      <text:p text:style-name="P7"><draw:g text:anchor-type="paragraph" draw:z-index="15" draw:style-name="gr4"><draw:rect draw:style-name="gr5" draw:text-style-name="P13" svg:width="0.7295in" svg:height="0.2815in" svg:x="2.5157in" svg:y="0.089in"><text:p text:style-name="P13">1</text:p></draw:rect><draw:frame draw:style-name="gr6" svg:width="0.4276in" svg:height="0.2295in" svg:x="1.1201in" svg:y="0.089in"><draw:text-box><text:p>x</text:p></draw:text-box></draw:frame><draw:line draw:style-name="gr7" draw:text-style-name="P13" svg:x1="1.339in" svg:y1="0.2098in" svg:x2="2.5161in" svg:y2="0.6642in"><text:p/></draw:line><draw:rect draw:style-name="gr5" draw:text-style-name="P13" svg:width="0.7295in" svg:height="0.2815in" svg:x="2.5157in" svg:y="0.5016in"><text:p text:style-name="P13">2</text:p></draw:rect></draw:g></text:p>
      <text:p text:style-name="P7"/>
      <text:p text:style-name="P7"/>
      <text:p text:style-name="P7"/>
      <text:p text:style-name="P7"/>
      <text:p text:style-name="P7"/>
      <text:p text:style-name="P7">So how do you change a character in a string then? What if you want to change the value of <text:span text:style-name="T1">x</text:span> from <text:span text:style-name="T1">"hello world"</text:span> to <text:span text:style-name="T1">"hallo world"</text:span>? <text:span text:style-name="T5">You can't.</text:span> You have to create a new value for <text:span text:style-name="T1">x</text:span> to refer to. Here's how you do it.</text:p>
      <text:p text:style-name="P7"/>
      <text:p text:style-name="P7">You basically take the part of the string before <text:span text:style-name="T1">e</text:span> and the string <text:span text:style-name="T1">"a"</text:span> and the part of the string after <text:span text:style-name="T1">e </text:span>in <text:span text:style-name="T1">"hello world" </text:span>and join them together like this:</text:p>
      <table:table table:name="Table4" table:style-name="Table4">
        <table:table-column table:style-name="Table4.A"/>
        <table:table-row>
          <table:table-cell table:style-name="Table4.A1" office:value-type="string">
            <text:p text:style-name="P9">x = <text:span text:style-name="T2">"hello world"</text:span></text:p>
            <text:p text:style-name="P10">x = x[:1] + "a" + x[2:]</text:p>
            <text:p text:style-name="P10">print x</text:p>
          </table:table-cell>
        </table:table-row>
      </table:table>
      <text:p text:style-name="P7"/>
      <text:p text:style-name="P7">At the end of the second statement this is the memory of Python:</text:p>
      <text:p text:style-name="P7"><draw:rect text:anchor-type="paragraph" draw:z-index="68" draw:style-name="gr8" draw:text-style-name="P13" svg:width="1.4898in" svg:height="0.2815in" svg:x="2.5161in" svg:y="0.089in"><text:p><text:span text:style-name="T6">"hello world"</text:span></text:p></draw:rect><draw:frame text:anchor-type="paragraph" draw:z-index="69" draw:style-name="gr9" svg:width="0.4276in" svg:height="0.2295in" svg:x="1.1201in" svg:y="0.089in"><draw:text-box><text:p>x</text:p></draw:text-box></draw:frame><draw:line text:anchor-type="paragraph" draw:z-index="70" draw:style-name="gr10" draw:text-style-name="P13" svg:x1="1.339in" svg:y1="0.2098in" svg:x2="2.5161in" svg:y2="0.6642in"><text:p/></draw:line></text:p>
      <text:p text:style-name="P7"/>
      <text:p text:style-name="P7"><draw:rect text:anchor-type="paragraph" draw:z-index="71" draw:style-name="gr8" draw:text-style-name="P13" svg:width="1.4795in" svg:height="0.2815in" svg:x="2.5161in" svg:y="0.1181in"><text:p><text:span text:style-name="T6">"hallo world"</text:span></text:p></draw:rect></text:p>
      <text:p text:style-name="P7"/>
      <text:p text:style-name="P7"/>
      <text:p text:style-name="P7"/>
      <text:p text:style-name="P7">Exercise. Using the above program as an example, write a program that prompts the user for a string <text:span text:style-name="T1">x</text:span>, an integer <text:span text:style-name="T1">i</text:span>, another string <text:span text:style-name="T1">y</text:span> and prints <text:span text:style-name="T1">x</text:span> with the character at index position <text:span text:style-name="T1">i</text:span> replaced by <text:span text:style-name="T1">y</text:span>. Here are a couple of executions of my program:</text:p>
      <text:p text:style-name="P7"><draw:frame draw:style-name="fr2" draw:name="graphics13" text:anchor-type="paragraph" svg:width="1.552in" svg:height="0.6984in" draw:z-index="16"><draw:image xlink:href="Pictures/2000000700000F67000006EEDCA8B803.svm" xlink:type="simple" xlink:show="embed" xlink:actuate="onLoad"/></draw:frame><draw:frame draw:style-name="fr1" draw:name="graphics17" text:anchor-type="paragraph" svg:width="1.6874in" svg:height="0.6874in" draw:z-index="20"><draw:image xlink:href="Pictures/20000007000010BF000006D37C68EFD6.svm" xlink:type="simple" xlink:show="embed" xlink:actuate="onLoad"/></draw:frame></text:p>
      <text:p text:style-name="P7"><draw:frame draw:style-name="fr2" draw:name="graphics7" text:anchor-type="paragraph" svg:width="1.678in" svg:height="0.678in" draw:z-index="21"><draw:image xlink:href="Pictures/20000007000010A5000006B9BD0DC8A9.svm" xlink:type="simple" xlink:show="embed" xlink:actuate="onLoad"/></draw:frame></text:p>
      <text:p text:style-name="P7"><draw:frame draw:style-name="fr3" draw:name="graphics18" text:anchor-type="paragraph" svg:x="1.3957in" svg:y="0in" svg:width="1.5839in" svg:height="0.6571in" draw:z-index="22"><draw:image xlink:href="Pictures/2000000700000FB700000684EA0144C2.svm" xlink:type="simple" xlink:show="embed" xlink:actuate="onLoad"/></draw:frame></text:p>
      <text:p text:style-name="P6">Comparing Strings and Lists</text:p>
      <text:p text:style-name="P7"/>
      <text:p text:style-name="P7">You can compare integers and floats using ==, !=, &lt;, &lt;=, &gt;, and &gt;=. It shouldn't be surprising that you can compare strings and lists.</text:p>
      <text:p text:style-name="P7"/>
      <text:p text:style-name="P7">But before I go on, here's a warning for those of you learning other programming languages: For many programming languages the following might not work and in fact is the reason for many difficult to find bugs (errors).</text:p>
      <text:p text:style-name="P7"/>
      <text:p text:style-name="P7">OK. It's not too surprising that string comparison uses == just like integers:</text:p>
      <table:table table:name="Table39" table:style-name="Table39">
        <table:table-column table:style-name="Table39.A"/>
        <table:table-row>
          <table:table-cell table:style-name="Table39.A1" office:value-type="string">
            <text:p text:style-name="P9">x = raw_input("gimme your name: ")</text:p>
            <text:p text:style-name="P9">y = raw_input("can you give that to me again? ")</text:p>
            <text:p text:style-name="P9"/>
            <text:p text:style-name="P9">if x == y:</text:p>
            <text:p text:style-name="P9"><text:s text:c="4"/>print "ok ... just checking ..."</text:p>
            <text:p text:style-name="P9">else:</text:p>
            <text:p text:style-name="P9"><text:s text:c="4"/>print "you changed your name in 5 secs?"</text:p>
          </table:table-cell>
        </table:table-row>
      </table:table>
      <text:p text:style-name="P7"/>
      <text:p text:style-name="P7">And you should try this:</text:p>
      <table:table table:name="Table40" table:style-name="Table40">
        <table:table-column table:style-name="Table40.A"/>
        <table:table-row>
          <table:table-cell table:style-name="Table40.A1" office:value-type="string">
            <text:p text:style-name="P9">print [1,2,3] == [1,2,3]</text:p>
            <text:p text:style-name="P9">print [1,2,3] == [1,3,2]</text:p>
            <text:p text:style-name="P9">print [1,2,3] == [1,2,3,3]</text:p>
            <text:p text:style-name="P9">print [1,2,3] != [1,2,3,3]</text:p>
          </table:table-cell>
        </table:table-row>
      </table:table>
      <text:p text:style-name="P7"/>
      <text:p text:style-name="P7">Not too surprising is it?</text:p>
      <text:p text:style-name="P7"/>
      <text:p text:style-name="P7">You can also check if a <text:span text:style-name="T3">value</text:span> is <text:span text:style-name="T3">in</text:span> a <text:span text:style-name="T3">list</text:span>:</text:p>
      <table:table table:name="Table41" table:style-name="Table41">
        <table:table-column table:style-name="Table41.A"/>
        <table:table-row>
          <table:table-cell table:style-name="Table41.A1" office:value-type="string">
            <text:p text:style-name="P9">print 42 in [1, 2, 42, 3]</text:p>
          </table:table-cell>
        </table:table-row>
      </table:table>
      <text:p text:style-name="P7"/>
      <text:p text:style-name="P7">Exercise. Create a list with three random integers from 0 to 9. Prompt the user to guess one of the numbers. Here are two runs of my program (I was lucky the second time):</text:p>
      <text:p text:style-name="P7"><draw:frame draw:style-name="fr2" draw:name="graphics24" text:anchor-type="paragraph" svg:width="3.2193in" svg:height="0.678in" draw:z-index="74"><draw:image xlink:href="Pictures/2000000700001FF1000006B9D06D1499.svm" xlink:type="simple" xlink:show="embed" xlink:actuate="onLoad"/></draw:frame></text:p>
      <text:p text:style-name="P7"><draw:frame draw:style-name="fr2" draw:name="graphics25" text:anchor-type="paragraph" svg:width="3.2083in" svg:height="0.678in" draw:z-index="75"><draw:image xlink:href="Pictures/2000000700001FD6000006B93C52DC0F.svm" xlink:type="simple" xlink:show="embed" xlink:actuate="onLoad"/></draw:frame></text:p>
      <text:p text:style-name="P6">Documentation</text:p>
      <text:p text:style-name="P7"/>
      <text:p text:style-name="P7">Lists and strings have many “features”. I can't possibly tell you all. The best way for me to teach you to be a good programmer is to tell you how to obtain information on your own. The best Python information is already available on your PC!!! When you installed Python, you have also installed some documentation.</text:p>
      <text:p text:style-name="P7"/>
      <text:p text:style-name="P7">Let's bring up the documentation: Do Start &gt; All Programs &gt; Python 2.4 &gt; Python Manuals:</text:p>
      <text:p text:style-name="P7"/>
      <text:p text:style-name="P7"><draw:frame draw:style-name="fr2" draw:name="graphics1" text:anchor-type="paragraph" svg:width="4.1154in" svg:height="1.0937in" draw:z-index="1"><draw:image xlink:href="Pictures/20000007000028D400000ADB23F0AC37.svm" xlink:type="simple" xlink:show="embed" xlink:actuate="onLoad"/></draw:frame></text:p>
      <text:p text:style-name="P7">and you will see the main Python Documentation page:</text:p>
      <text:p text:style-name="P7"><draw:frame draw:style-name="fr4" draw:name="graphics2" text:anchor-type="paragraph" svg:width="4.5in" svg:height="2.9457in" draw:z-index="2"><draw:image xlink:href="Pictures/2000000700005B9300003BF331AE6752.svm" xlink:type="simple" xlink:show="embed" xlink:actuate="onLoad"/></draw:frame></text:p>
      <text:p text:style-name="P7">The left side bar includes an “Index” and a “Search” feature.</text:p>
      <text:p text:style-name="P7"/>
      <text:p text:style-name="P7">You are very strongly encouraged to spend a couple of minutes browsing through the documentation when you have the time. Don't worry if you don't understand everything you read. The best place to start is the first item on the page “Tutorial”. </text:p>
      <text:p text:style-name="P7"/>
      <text:p text:style-name="P7">Let's try to find out more about one of the first modules you used: <text:span text:style-name="T1">random</text:span>. On the main Python Documentation, click on “Global Module Index” and you should see this:</text:p>
      <text:p text:style-name="P7"/>
      <text:p text:style-name="P7"><draw:frame draw:style-name="fr1" draw:name="graphics3" text:anchor-type="paragraph" svg:width="4.5in" svg:height="2.0516in" draw:z-index="3"><draw:image xlink:href="Pictures/2000000700003256000016F340B8AFB3.svm" xlink:type="simple" xlink:show="embed" xlink:actuate="onLoad"/></draw:frame></text:p>
      <text:p text:style-name="P7">Now look for and click on <text:span text:style-name="T1">random</text:span>. You will see:</text:p>
      <text:p text:style-name="P7"/>
      <text:p text:style-name="P7"><draw:frame draw:style-name="fr5" draw:name="graphics4" text:anchor-type="paragraph" svg:width="4.5in" svg:height="1.5783in" draw:z-index="4"><draw:image xlink:href="Pictures/200000070000437E000017AC5ABF22B8.svm" xlink:type="simple" xlink:show="embed" xlink:actuate="onLoad"/></draw:frame></text:p>
      <text:p text:style-name="P7">Now you can read all about the <text:span text:style-name="T1">random</text:span> module. Remember <text:span text:style-name="T1">random.seed</text:span> and <text:span text:style-name="T1">random.randrange</text:span>? Look for them now and quickly read it ... </text:p>
      <text:p text:style-name="P7"/>
      <text:p text:style-name="P7">Now here's an exercise for you ...</text:p>
      <text:p text:style-name="P7"/>
      <text:p text:style-name="P7">Exercise. Recall a previous exercise. I need to select a random name from a list? Here's the answer:</text:p>
      <table:table table:name="Table9" table:style-name="Table9">
        <table:table-column table:style-name="Table9.A"/>
        <table:table-row>
          <table:table-cell table:style-name="Table9.A1" office:value-type="string">
            <text:p text:style-name="P9">import random</text:p>
            <text:p text:style-name="P9">random.seed()</text:p>
            <text:p text:style-name="P9"/>
            <text:p text:style-name="P9">names = ["andrew","brad","daniel","josh", \ <text:s/></text:p>
            <text:p text:style-name="P9"><text:s text:c="9"/>"nick","rosalie","thureen"]</text:p>
            <text:p text:style-name="P9">i = random.randrange(len(names))</text:p>
            <text:p text:style-name="P9">name = names[i]</text:p>
            <text:p text:style-name="P9">print name</text:p>
          </table:table-cell>
        </table:table-row>
      </table:table>
      <text:p text:style-name="P7">Using the documentation for <text:span text:style-name="T1">random</text:span> (see above), look for the <text:span text:style-name="T1">choice</text:span> function and redo the above problem.</text:p>
      <text:p text:style-name="P7"/>
      <text:p text:style-name="P7">But what if the thing you want to know more about is not in a module. For instance you do not need to import anything to create a list, right? Where do you go to learn more about lists?</text:p>
      <text:p text:style-name="P7"/>
      <text:p text:style-name="P7">You go to the main page of the documentation and click on “Library Reference”.</text:p>
      <text:p text:style-name="P7"/>
      <text:p text:style-name="P7">Exercise. Using Python's documentation, look for the “Library Reference” and then look for the “Sequence Types”. </text:p>
      <text:p text:style-name="P7"><draw:frame draw:style-name="fr3" draw:name="graphics12" text:anchor-type="paragraph" svg:x="0in" svg:y="0.1165in" svg:width="4.5in" svg:height="2.1862in" draw:z-index="11"><draw:image xlink:href="Pictures/2000000700002F710000170DE6042BFE.svm" xlink:type="simple" xlink:show="embed" xlink:actuate="onLoad"/></draw:frame></text:p>
      <text:p text:style-name="P7">On the page, there is a list of 10 operations you can carry out on objects of sequence types including lists and strings. Using one of the operations, complete the following program that prints the <text:span text:style-name="T5">largest</text:span> value in a list of integers:</text:p>
      <table:table table:name="Table13" table:style-name="Table13">
        <table:table-column table:style-name="Table13.A"/>
        <table:table-row>
          <table:table-cell table:style-name="Table13.A1" office:value-type="string">
            <text:p text:style-name="P9">x = [3, 1, 5, 2, 42, 6]</text:p>
            <text:p text:style-name="P9">y = ___________</text:p>
            <text:p text:style-name="P9">print y</text:p>
          </table:table-cell>
        </table:table-row>
      </table:table>
      <text:p text:style-name="P7"/>
      <text:p text:style-name="P7"/>
      <text:p text:style-name="P6">Sorting a List</text:p>
      <text:p text:style-name="P7"/>
      <text:p text:style-name="P7">I've told you that a list is mutable sequence. Go to the main documentation page again. Once again go to the “Library Reference”, look for “Sequence Types” and then look for mutable sequence types. Look for the <text:span text:style-name="T1">sort</text:span> function. On the page, you see this description of sort:</text:p>
      <text:p text:style-name="P7"/>
      <text:p text:style-name="P7"><text:tab/><text:span text:style-name="T1">s.sort([cmp[, key[, reverse]]])</text:span></text:p>
      <text:p text:style-name="P7"/>
      <text:p text:style-name="P7">with notes. </text:p>
      <text:p text:style-name="P7"/>
      <text:p text:style-name="P7">What are those brackets? When you see [ ] in the documentation it means <text:s/>that the stuff in the [ ] is optional. So the innermost <text:span text:style-name="T1">[, reverse]</text:span> is optional. This means that you can execute one of the following: </text:p>
      <text:p text:style-name="P7"/>
      <text:p text:style-name="P7"><text:tab/><text:span text:style-name="T1">s.sort([cmp[, key, reverse]])</text:span></text:p>
      <text:p text:style-name="P7"><text:tab/><text:span text:style-name="T1">s.sort([cmp[, key]])</text:span></text:p>
      <text:p text:style-name="P7"/>
      <text:p text:style-name="P7">Applying the same argument again and again, you see that there are the following ways to sort:</text:p>
      <text:p text:style-name="P7"/>
      <text:p text:style-name="P7"><text:tab/><text:span text:style-name="T1">s.sort(cmp, key, reverse)</text:span></text:p>
      <text:p text:style-name="P7"><text:tab/><text:span text:style-name="T1">s.sort(cmp, key)</text:span></text:p>
      <text:p text:style-name="P7"><text:tab/><text:span text:style-name="T1">s.sort(cmp)</text:span></text:p>
      <text:p text:style-name="P7"><text:tab/><text:span text:style-name="T1">s.sort()</text:span></text:p>
      <text:p text:style-name="P7"/>
      <text:p text:style-name="P7">I'll only talk about the last one. </text:p>
      <text:p text:style-name="P7"/>
      <text:p text:style-name="P7">Try this:</text:p>
      <table:table table:name="Table18" table:style-name="Table18">
        <table:table-column table:style-name="Table18.A"/>
        <table:table-row>
          <table:table-cell table:style-name="Table18.A1" office:value-type="string">
            <text:p text:style-name="P9">x = [1, 3, 5, 2, 1]</text:p>
            <text:p text:style-name="P9">print x</text:p>
            <text:p text:style-name="P9">x.sort()</text:p>
            <text:p text:style-name="P9">print x</text:p>
          </table:table-cell>
        </table:table-row>
      </table:table>
      <text:p text:style-name="P7"/>
      <text:p text:style-name="P7">Exercise. Is <text:span text:style-name="T1">x</text:span> sorted in ascending or descending order?</text:p>
      <text:p text:style-name="P7"/>
      <text:p text:style-name="P7">You can actually also sort on a list of lists. A list of lists is just a list where the values are lists (duh). </text:p>
      <text:p text:style-name="P7"/>
      <text:p text:style-name="P7">Try this:</text:p>
      <table:table table:name="Table26" table:style-name="Table26">
        <table:table-column table:style-name="Table26.A"/>
        <table:table-row>
          <table:table-cell table:style-name="Table26.A1" office:value-type="string">
            <text:p text:style-name="P9">x = [[1,2], [3,2], [-2,3,3], [42,1,2]]</text:p>
            <text:p text:style-name="P9">print x</text:p>
            <text:p text:style-name="P9">x.sort()</text:p>
            <text:p text:style-name="P9">print x</text:p>
          </table:table-cell>
        </table:table-row>
      </table:table>
      <text:p text:style-name="P7"/>
      <text:p text:style-name="P7">You will see that the resulting <text:span text:style-name="T1">x</text:span> is sorted by the <text:span text:style-name="T5">first</text:span> entry of the lists in x. </text:p>
      <text:p text:style-name="P7"/>
      <text:p text:style-name="P7">Exercise. But what if there are two entries in the list with the same first entries? For instance</text:p>
      <table:table table:name="Table42" table:style-name="Table42">
        <table:table-column table:style-name="Table42.A"/>
        <table:table-row>
          <table:table-cell table:style-name="Table42.A1" office:value-type="string">
            <text:p text:style-name="P9">x = [[1,2], [1,1], [1,3,3], [1,1,2]]</text:p>
          </table:table-cell>
        </table:table-row>
      </table:table>
      <text:p text:style-name="P7">Notice that all lists in the list have the same first entry, i.e. 1. What will happen when you sort x?</text:p>
      <text:p text:style-name="P7"/>
      <text:p text:style-name="P7">Exercise. Quickly review your notes on tuples. A tuple is like a list. For instance while <text:span text:style-name="T1">[1,2]</text:span> is a list, <text:span text:style-name="T1">(1,2)</text:span> is a tuple. Can you sort a list of tuples? (First make a guess. Second use the above program, change all the lists in <text:span text:style-name="T1">x</text:span> to tuples, and run the program.)</text:p>
      <text:p text:style-name="P7"/>
      <text:p text:style-name="P7">Exercise. Can you sort a string? (First make a guess. Second verify with Python).</text:p>
      <text:p text:style-name="P6"><text:span text:style-name="T1">while</text:span>-loop</text:p>
      <text:p text:style-name="P14"/>
      <text:p text:style-name="P7">The <text:span text:style-name="T1">while</text:span>-loop is very similar to the <text:span text:style-name="T1">for</text:span>-loop. Just to refresh your memory, here's an example of a <text:span text:style-name="T1">for</text:span>-loop:</text:p>
      <table:table table:name="Table14" table:style-name="Table14">
        <table:table-column table:style-name="Table14.A"/>
        <table:table-row>
          <table:table-cell table:style-name="Table14.A1" office:value-type="string">
            <text:p text:style-name="P9">print "about to execute for-loop ..."</text:p>
            <text:p text:style-name="P9">for i in [1, 3, 5]:</text:p>
            <text:p text:style-name="P9"><text:s text:c="4"/>print i</text:p>
            <text:p text:style-name="P9">print "done with for-loop"</text:p>
          </table:table-cell>
        </table:table-row>
      </table:table>
      <text:p text:style-name="P7"/>
      <text:p text:style-name="P7">In the case of a <text:span text:style-name="T7">for</text:span><text:span text:style-name="T3">-loop</text:span>, you have a <text:span text:style-name="T3">control variable</text:span> that runs across a <text:span text:style-name="T3">list</text:span> of values. Each time the control variable picks up a value from the list, you execute the body of the <text:span text:style-name="T1">for</text:span>-loop. When there are no more values, Python stops executing the <text:span text:style-name="T1">for</text:span>-loop and begin executing the statement immediately after the <text:span text:style-name="T1">for</text:span>-loop.</text:p>
      <text:p text:style-name="P7"/>
      <text:p text:style-name="P7">Here's an example of a <text:span text:style-name="T1">while</text:span>-loop. Make sure you run it!</text:p>
      <table:table table:name="Table15" table:style-name="Table15">
        <table:table-column table:style-name="Table15.A"/>
        <table:table-row>
          <table:table-cell table:style-name="Table15.A1" office:value-type="string">
            <text:p text:style-name="P9">i = 0</text:p>
            <text:p text:style-name="P9">while i &lt; 5:</text:p>
            <text:p text:style-name="P9"><text:s text:c="4"/>i = i + 1</text:p>
            <text:p text:style-name="P9"><text:s text:c="4"/>print "i =", i</text:p>
            <text:p text:style-name="P9"/>
            <text:p text:style-name="P9">print "\ndone with while-loop ... i =", i</text:p>
          </table:table-cell>
        </table:table-row>
      </table:table>
      <text:p text:style-name="P7">Study it and guess what's happening.</text:p>
      <text:p text:style-name="P7"/>
      <text:p text:style-name="P7">Here's another</text:p>
      <table:table table:name="Table30" table:style-name="Table30">
        <table:table-column table:style-name="Table30.A"/>
        <table:table-row>
          <table:table-cell table:style-name="Table30.A1" office:value-type="string">
            <text:p text:style-name="P9">i = 5</text:p>
            <text:p text:style-name="P9">while i &gt;= 0:</text:p>
            <text:p text:style-name="P9"><text:s text:c="4"/>i = i - 1</text:p>
            <text:p text:style-name="P9"><text:s text:c="4"/>print "i =", i</text:p>
            <text:p text:style-name="P9"/>
            <text:p text:style-name="P9">print "\ndone with while-loop ... i =", i</text:p>
          </table:table-cell>
        </table:table-row>
      </table:table>
      <text:p text:style-name="P7">Do the same.</text:p>
      <text:p text:style-name="P7"/>
      <text:p text:style-name="P7">And another</text:p>
      <table:table table:name="Table31" table:style-name="Table31">
        <table:table-column table:style-name="Table31.A"/>
        <table:table-row>
          <table:table-cell table:style-name="Table31.A1" office:value-type="string">
            <text:p text:style-name="P9">score = 0</text:p>
            <text:p text:style-name="P9">points = input("enter points: ")</text:p>
            <text:p text:style-name="P9">while points != 0:</text:p>
            <text:p text:style-name="P9"><text:s text:c="4"/>score = score + points</text:p>
            <text:p text:style-name="P9"><text:s text:c="4"/>print "score: ", score</text:p>
            <text:p text:style-name="P9"><text:s text:c="4"/>points = input("enter points: ")</text:p>
            <text:p text:style-name="P9"><text:s text:c="4"/></text:p>
            <text:p text:style-name="P9">print "\ndone with while-loop ... "</text:p>
            <text:p text:style-name="P9">print "score: ", score</text:p>
          </table:table-cell>
        </table:table-row>
      </table:table>
      <text:p text:style-name="P8"/>
      <text:p text:style-name="P7">OK let me explain what's happening. Here's the first program with the <text:span text:style-name="T1">while</text:span>-loop:</text:p>
      <table:table table:name="Table32" table:style-name="Table32">
        <table:table-column table:style-name="Table32.A"/>
        <table:table-row>
          <table:table-cell table:style-name="Table32.A1" office:value-type="string">
            <text:p text:style-name="P9">i = 0</text:p>
            <text:p text:style-name="P9">while i &lt; 5:</text:p>
            <text:p text:style-name="P9"><text:s text:c="4"/>i = i + 1</text:p>
            <text:p text:style-name="P9"><text:s text:c="4"/>print "i =", i</text:p>
            <text:p text:style-name="P9"/>
            <text:p text:style-name="P9">print "\ndone with while-loop ... i =", i</text:p>
          </table:table-cell>
        </table:table-row>
      </table:table>
      <text:p text:style-name="P7">Adding a few print statements to make Python tell you what it does while running the program we have this:</text:p>
      <table:table table:name="Table29" table:style-name="Table29">
        <table:table-column table:style-name="Table29.A"/>
        <table:table-row>
          <table:table-cell table:style-name="Table29.A1" office:value-type="string">
            <text:p text:style-name="P9">i = 0</text:p>
            <text:p text:style-name="P9">print "about to check condition ..."</text:p>
            <text:p text:style-name="P9">while i &lt; 5:</text:p>
            <text:p text:style-name="P9"><text:s text:c="4"/>print "\ncondition True, execute body"</text:p>
            <text:p text:style-name="P9"><text:s text:c="4"/>print "i =", i</text:p>
            <text:p text:style-name="P9"><text:s text:c="4"/>i = i + 1</text:p>
            <text:p text:style-name="P9"><text:s text:c="4"/>print "i =", i</text:p>
            <text:p text:style-name="P9"><text:s text:c="4"/>print "about to check condition ..."</text:p>
            <text:p text:style-name="P9"/>
            <text:p text:style-name="P9">print "\ndone with while-loop ... i =", i</text:p>
          </table:table-cell>
        </table:table-row>
      </table:table>
      <text:p text:style-name="P7">Run it.</text:p>
      <text:p text:style-name="P7"/>
      <text:p text:style-name="P7">Now use the following explanation of the <text:span text:style-name="T1">while</text:span>-loop to study this program and understand why you get the output ...</text:p>
      <text:p text:style-name="P7"/>
      <text:p text:style-name="P7">For a <text:span text:style-name="T7">while</text:span><text:span text:style-name="T3">-loop</text:span> there is a <text:span text:style-name="T3">control </text:span><text:span text:style-name="T3">boolean expression</text:span>. When Python first enters the <text:span text:style-name="T1">while</text:span>-loop, it evaluates the boolean expression. If the boolean expression evaluates to <text:span text:style-name="T1">True</text:span>, Python will execute the body of the <text:span text:style-name="T1">while</text:span>-loop. At the <text:span text:style-name="T3">end</text:span> of executing the body, Python will go to the top of the <text:span text:style-name="T1">while</text:span>-loop and check the value of the boolean expression again. If it's <text:span text:style-name="T1">True</text:span>, it will execute the body. This goes on until the boolean condition is <text:span text:style-name="T1">False</text:span>. Once it is <text:span text:style-name="T1">False</text:span>, Python will exit the <text:span text:style-name="T1">while</text:span>-loop and execute the rest of the program starting with the statement right after the <text:span text:style-name="T1">while</text:span>-loop. </text:p>
      <text:p text:style-name="P7"/>
      <text:p text:style-name="P7">Try this out:</text:p>
      <table:table table:name="Table6" table:style-name="Table6">
        <table:table-column table:style-name="Table6.A"/>
        <table:table-row>
          <table:table-cell table:style-name="Table6.A1" office:value-type="string">
            <text:p text:style-name="P9">while False:</text:p>
            <text:p text:style-name="P9"><text:s text:c="4"/>print <text:span text:style-name="T2">"do you see me?", </text:span></text:p>
            <text:p text:style-name="P9">print <text:span text:style-name="T2">"done"</text:span></text:p>
          </table:table-cell>
        </table:table-row>
      </table:table>
      <text:p text:style-name="P7">This shows you that the condition is checked before the body is executed. </text:p>
      <text:p text:style-name="P7"/>
      <text:p text:style-name="P7">And this is a common trick:</text:p>
      <table:table table:name="Table7" table:style-name="Table7">
        <table:table-column table:style-name="Table7.A"/>
        <table:table-row>
          <table:table-cell table:style-name="Table7.A1" office:value-type="string">
            <text:p text:style-name="P9">while True:</text:p>
            <text:p text:style-name="P9"><text:s text:c="4"/>print <text:span text:style-name="T2">"do you see me?", </text:span></text:p>
            <text:p text:style-name="P9">print <text:span text:style-name="T2">"done"</text:span></text:p>
          </table:table-cell>
        </table:table-row>
      </table:table>
      <text:p text:style-name="P7"/>
      <text:p text:style-name="P7">Of course the second program above tells you that there's no way for the program to stop. If you're ever in this situation, do a Ctrl-c (hold down the Ctrl key and press c) to stop a “runaway” program.</text:p>
      <text:p text:style-name="P7"/>
      <text:p text:style-name="P7"/>
      <text:p text:style-name="P7"/>
      <text:p text:style-name="P6">Flow of Execution</text:p>
      <text:p text:style-name="P15"/>
      <text:p text:style-name="P7">Here's the big picture when you run a program and I'm only focusing on how Python picks which statement to execute. Right now I'm not interested in Python's memory, etc. I'm interested in the flow of execution. You can think of Python as having a finger that points to the next statement it should run.</text:p>
      <text:p text:style-name="P7"/>
      <text:p text:style-name="P7">First of all Python will execute one statement at a time from the first to the last:</text:p>
      <text:p text:style-name="P7"><draw:g text:anchor-type="paragraph" draw:z-index="26" draw:style-name="gr4"><draw:rect draw:style-name="gr11" draw:text-style-name="P13" svg:width="4.4795in" svg:height="3.4276in" svg:x="0.0055in" svg:y="0.1575in"><text:p/></draw:rect><draw:rect draw:style-name="gr11" draw:text-style-name="P13" svg:width="3.7921in" svg:height="0.448in" svg:x="0.3736in" svg:y="2.4929in"><text:p/></draw:rect><draw:rect draw:style-name="gr11" draw:text-style-name="P13" svg:width="3.7921in" svg:height="0.4669in" svg:x="0.3839in" svg:y="1.4512in"><text:p/></draw:rect><draw:rect draw:style-name="gr11" draw:text-style-name="P13" svg:width="3.8024in" svg:height="0.448in" svg:x="0.3839in" svg:y="0.4866in"><text:p/></draw:rect><draw:polyline draw:style-name="gr12" draw:text-style-name="P13" svg:width="0.4067in" svg:height="0.2051in" draw:transform="rotate (-1.10706234454098) translate (0.202777777777778in 0.347522965879265in)" svg:viewBox="0 0 1034 522" draw:points="0,164 707,520 1032,0"><text:p/></draw:polyline><draw:polyline draw:style-name="gr12" draw:text-style-name="P13" svg:width="1.9043in" svg:height="4.2232in" draw:transform="rotate (-1.10706234454098) translate (3.74027777777778in -0.598611111111111in)" svg:viewBox="0 0 4838 10728" draw:points="3503,487 3748,0 4837,543 0,10213 1030,10726 1348,10208"><text:p/></draw:polyline><draw:polyline draw:style-name="gr12" draw:text-style-name="P13" svg:width="1.9043in" svg:height="4.2232in" draw:transform="rotate (-1.10706234454098) translate (3.74027777777778in 0.402777777777778in)" svg:viewBox="0 0 4838 10728" draw:points="3503,487 3748,0 4837,542 0,10213 1027,10726 1349,10209"><text:p/></draw:polyline><draw:polyline draw:style-name="gr12" draw:text-style-name="P13" svg:width="1.8913in" svg:height="4.1496in" draw:transform="rotate (-1.10706234454098) translate (3.74652777777778in 1.41805555555556in)" svg:viewBox="0 0 4805 10541" draw:points="3470,492 3715,0 4803,543 0,10231 616,10539"><text:p/></draw:polyline></draw:g><draw:line text:anchor-type="paragraph" draw:z-index="29" draw:style-name="gr13" draw:text-style-name="P13" svg:x1="5.0575in" svg:y1="0.2953in" svg:x2="4.4846in" svg:y2="0.2953in"><text:p/></draw:line><draw:frame text:anchor-type="paragraph" draw:z-index="27" draw:style-name="gr14" draw:text-style-name="P16" svg:width="1.1358in" svg:height="0.3858in" svg:x="5.1827in" svg:y="0.2016in"><draw:text-box><text:p><text:span text:style-name="T8">program</text:span></text:p></draw:text-box></draw:frame><draw:line text:anchor-type="paragraph" draw:z-index="30" draw:style-name="gr13" draw:text-style-name="P13" svg:x1="5.0681in" svg:y1="1.5453in" svg:x2="4.1756in" svg:y2="1.5409in"><text:p/></draw:line><draw:frame text:anchor-type="paragraph" draw:z-index="28" draw:style-name="gr15" draw:text-style-name="P16" svg:width="0.9276in" svg:height="0.2606in" svg:x="5.1929in" svg:y="1.4098in"><draw:text-box><text:p><text:span text:style-name="T8">statement</text:span></text:p></draw:text-box></draw:frame></text:p>
      <text:p text:style-name="P7">Note that although you can think of the above bunch of statements as a program, it's actually better to think of it as a block of statement. </text:p>
      <text:p text:style-name="P7"/>
      <text:p text:style-name="P7">So ... one of the first programs you wrote was the hello world program which prints hello world. The program has only one statement. You can think of that program as a block with one statement in the it.</text:p>
      <text:p text:style-name="P7"/>
      <text:p text:style-name="P7">Now if the second statement is an if-elif-else statement such as:</text:p>
      <text:p text:style-name="P7"/>
      <text:p text:style-name="P8"><text:tab/>if x &lt; 0:</text:p>
      <text:p text:style-name="P8"><text:tab/> <text:s text:c="3"/>[block]</text:p>
      <text:p text:style-name="P8"><text:tab/>elif x == 42:</text:p>
      <text:p text:style-name="P8"><text:tab/> <text:s text:c="3"/>[block]</text:p>
      <text:p text:style-name="P8"><text:tab/>else:</text:p>
      <text:p text:style-name="P8"><text:tab/> <text:s text:c="3"/>[block]</text:p>
      <text:p text:style-name="P8"/>
      <text:p text:style-name="P7">you will have the following structure for the flow of execution in your program:</text:p>
      <text:p text:style-name="P7"><draw:g text:anchor-type="paragraph" draw:z-index="31" draw:style-name="gr4"><draw:rect draw:style-name="gr11" draw:text-style-name="P13" svg:width="4.4795in" svg:height="4.3004in" svg:x="0.0055in" svg:y="0.1575in"><text:p/></draw:rect><draw:rect draw:style-name="gr5" draw:text-style-name="P17" svg:width="3.7921in" svg:height="1.3504in" svg:x="0.3839in" svg:y="1.4512in"><text:p text:style-name="P17"/><text:p text:style-name="P17"/><text:p text:style-name="P17"/><text:p text:style-name="P17"/></draw:rect><draw:rect draw:style-name="gr11" draw:text-style-name="P13" svg:width="3.8024in" svg:height="0.448in" svg:x="0.3839in" svg:y="0.4866in"><text:p/></draw:rect><draw:polyline draw:style-name="gr12" draw:text-style-name="P13" svg:width="0.4051in" svg:height="0.2051in" draw:transform="rotate (-1.10706234454098) translate (0.202777777777778in 0.348217410323709in)" svg:viewBox="0 0 1030 522" draw:points="0,164 707,520 1028,0"><text:p/></draw:polyline><draw:polyline draw:style-name="gr12" draw:text-style-name="P13" svg:width="1.9043in" svg:height="4.2248in" draw:transform="rotate (-1.10706234454098) translate (3.74097222222222in -0.599305555555556in)" svg:viewBox="0 0 4838 10732" draw:points="3503,487 3748,0 4837,543 0,10213 1028,10730 1351,10209"><text:p/></draw:polyline><draw:polyline draw:style-name="gr12" draw:text-style-name="P13" svg:width="1.9051in" svg:height="4.2232in" draw:transform="rotate (-1.10706234454098) translate (3.74930555555556in 1.25416666666667in)" svg:viewBox="0 0 4840 10728" draw:points="3503,485 3748,0 4838,540 0,10211 1028,10726 1353,10206"><text:p/></draw:polyline><draw:polyline draw:style-name="gr12" draw:text-style-name="P13" svg:width="1.8913in" svg:height="4.1504in" draw:transform="rotate (-1.10706234454098) translate (3.75694444444444in 2.28293963254593in)" svg:viewBox="0 0 4805 10543" draw:points="3470,490 3717,0 4803,542 0,10229 614,10541"><text:p/></draw:polyline><draw:rect draw:style-name="gr11" draw:text-style-name="P13" svg:width="3.7921in" svg:height="0.448in" svg:x="0.4012in" svg:y="3.3429in"><text:p/></draw:rect><draw:frame draw:style-name="gr16" draw:text-style-name="P18" svg:width="3.4689in" svg:height="1.2087in" svg:x="0.7071in" svg:y="1.5929in"><draw:text-box><text:p><text:span text:style-name="T1">if x &lt; 0:</text:span></text:p><text:p><text:span text:style-name="T1"><text:s text:c="4"/></text:span><text:span text:style-name="T1">[block]</text:span></text:p><text:p><text:span text:style-name="T1">elif x == 42:</text:span></text:p><text:p><text:span text:style-name="T1"><text:s text:c="4"/></text:span><text:span text:style-name="T1">[block]</text:span></text:p><text:p><text:span text:style-name="T1">else:</text:span></text:p><text:p><text:span text:style-name="T1"><text:s text:c="4"/></text:span><text:span text:style-name="T1">[block]</text:span></text:p></draw:text-box></draw:frame></draw:g></text:p>
      <text:p text:style-name="P7">But once you enter the second statement, what is the flow of execution? It looks like this:</text:p>
      <text:p text:style-name="P7"><draw:rect text:anchor-type="paragraph" draw:z-index="0" draw:style-name="gr17" draw:text-style-name="P13" svg:width="4.4795in" svg:height="8.0398in" svg:x="0.0055in" svg:y="0.1547in"><text:p/></draw:rect><draw:custom-shape text:anchor-type="paragraph" draw:z-index="76" draw:style-name="gr18" draw:text-style-name="P19" svg:width="2.5106in" svg:height="1.8024in" svg:x="4.8701in" svg:y="0.0917in"><text:p text:style-name="P13"><text:span text:style-name="T9">The </text:span><text:span text:style-name="T10">if-elif-else</text:span><text:span text:style-name="T9"> statement is made up of 3 statements:</text:span></text:p><text:p text:style-name="P13"><text:span text:style-name="T9">the </text:span><text:span text:style-name="T10">if</text:span><text:span text:style-name="T9">-statement, the </text:span><text:span text:style-name="T10">elif</text:span><text:span text:style-name="T9">-statement and the </text:span><text:span text:style-name="T10">else</text:span><text:span text:style-name="T9">-statement</text:span></text:p><draw:enhanced-geometry svg:viewBox="0 0 21600 21600" draw:text-areas="800 800 20800 20800" draw:type="round-rectangular-callout" draw:modifiers="-5997.34513274336 17730.970724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draw:rect text:anchor-type="paragraph" draw:z-index="32" draw:style-name="gr17" draw:text-style-name="P13" svg:width="3.8024in" svg:height="0.448in" svg:x="0.3839in" svg:y="0.2181in"><text:p/></draw:rect><draw:polyline text:anchor-type="paragraph" draw:z-index="33" draw:style-name="gr19" draw:text-style-name="P13" svg:width="0.4051in" svg:height="0.2043in" draw:transform="rotate (-1.10706234454098) translate (0.202777777777778in 0.0805555555555556in)" svg:viewBox="0 0 1030 520" draw:points="0,164 706,519 1028,0"><text:p/></draw:polyline><draw:polyline text:anchor-type="paragraph" draw:z-index="34" draw:style-name="gr19" draw:text-style-name="P13" svg:width="1.9043in" svg:height="4.2232in" draw:transform="rotate (-1.10706234454098) translate (3.74027777777778in -0.867361111111111in)" svg:viewBox="0 0 4838 10728" draw:points="3505,485 3748,0 4837,543 0,10211 1030,10726 1349,10209"><text:p/></draw:polyline></text:p>
      <text:p text:style-name="P7"/>
      <text:p text:style-name="P7"/>
      <text:p text:style-name="P7"/>
      <text:p text:style-name="P7"/>
      <text:p text:style-name="P7"/>
      <text:p text:style-name="P7"><draw:rect text:anchor-type="paragraph" draw:z-index="35" draw:style-name="gr8" draw:text-style-name="P17" svg:width="3.7921in" svg:height="5.113in" svg:x="0.3839in" svg:y="0.0528in"><text:p text:style-name="P17"/><text:p text:style-name="P17"/><text:p text:style-name="P17"/><text:p text:style-name="P17"/></draw:rect></text:p>
      <text:p text:style-name="P7"><draw:g text:anchor-type="paragraph" draw:z-index="44" draw:style-name="gr4"><draw:g draw:style-name="gr20"><draw:polyline draw:style-name="gr12" draw:text-style-name="P13" svg:width="0.5953in" svg:height="1.6268in" draw:transform="rotate (-1.10706234454098) translate (1.79097222222222in 0.583333333333333in)" svg:viewBox="0 0 1513 4133" draw:points="332,0 1512,589 0,3551 1159,4131 1427,3535"><text:p/></draw:polyline><draw:frame draw:style-name="gr21" draw:text-style-name="P18" svg:width="2.9587in" svg:height="1.3858in" svg:x="0.8386in" svg:y="0.0638in"><draw:text-box><text:p><text:span text:style-name="T1"/></text:p><text:p><text:span text:style-name="T1"><text:s text:c="2"/></text:span></text:p><text:p><text:span text:style-name="T1"><text:s/></text:span><text:span text:style-name="T1">if <text:s text:c="10"/>:</text:span></text:p></draw:text-box></draw:frame><draw:frame draw:style-name="gr22" draw:text-style-name="P20" svg:width="0.865in" svg:height="0.3232in" svg:x="2.5366in" svg:y="1.022in"><draw:text-box><text:p text:style-name="P13"><text:span text:style-name="T1">[block]</text:span></text:p></draw:text-box></draw:frame><draw:frame draw:style-name="gr22" draw:text-style-name="P20" svg:width="0.865in" svg:height="0.3232in" svg:x="1.4012in" svg:y="0.3783in"><draw:text-box><text:p text:style-name="P13"><text:span text:style-name="T1">x &lt; 0</text:span></text:p></draw:text-box></draw:frame><draw:line draw:style-name="gr23" draw:text-style-name="P13" svg:x1="1.8492in" svg:y1="1.2094in" svg:x2="2.5366in" svg:y2="1.2094in"><text:p/></draw:line><draw:frame draw:style-name="gr24" draw:text-style-name="P22" svg:width="0.6252in" svg:height="0.2815in" svg:x="2.0055in" svg:y="0.9283in"><draw:text-box><text:p text:style-name="P21"><text:span text:style-name="T11">True</text:span></text:p></draw:text-box></draw:frame><draw:polyline draw:style-name="gr25" draw:text-style-name="P13" svg:width="1.0177in" svg:height="0.2378in" draw:transform="rotate (-0.189368223842536) translate (0.872222222222222in -0.0465277777777778in)" svg:viewBox="0 0 2586 605" draw:points="0,474 2471,0 2584,603"><text:p/></draw:polyline><draw:frame draw:style-name="gr24" draw:text-style-name="P22" svg:width="0.6252in" svg:height="0.2815in" svg:x="1.1512in" svg:y="0.9283in"><draw:text-box><text:p text:style-name="P21"><text:span text:style-name="T11">False</text:span></text:p></draw:text-box></draw:frame></draw:g><draw:line draw:style-name="gr12" draw:text-style-name="P13" svg:x1="0.3839in" svg:y1="0.1366in" svg:x2="0.8386in" svg:y2="0.1366in"><text:p/></draw:line></draw:g></text:p>
      <text:p text:style-name="P7"/>
      <text:p text:style-name="P7"/>
      <text:p text:style-name="P7"><draw:custom-shape text:anchor-type="paragraph" draw:z-index="77" draw:style-name="gr18" draw:text-style-name="P19" svg:width="2.5106in" svg:height="1.3858in" svg:x="4.8283in" svg:y="0.0772in"><text:p text:style-name="P13"><text:span text:style-name="T9">The </text:span><text:span text:style-name="T10">if</text:span><text:span text:style-name="T9">-statement is made up of a boolean expression and a body.</text:span></text:p><draw:enhanced-geometry svg:viewBox="0 0 21600 21600" draw:text-areas="800 800 20800 20800" draw:type="round-rectangular-callout" draw:modifiers="-8769.02654867257 -638.4769539078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
      <text:p text:style-name="P7"/>
      <text:p text:style-name="P7"><draw:line text:anchor-type="paragraph" draw:z-index="41" draw:style-name="gr26" draw:text-style-name="P13" svg:x1="3.4016in" svg:y1="0.0425in" svg:x2="4.176in" svg:y2="0.0425in"><text:p/></draw:line></text:p>
      <text:p text:style-name="P7"/>
      <text:p text:style-name="P7"><draw:g text:anchor-type="paragraph" draw:z-index="37" draw:style-name="gr4"><draw:polyline draw:style-name="gr12" draw:text-style-name="P13" svg:width="0.5969in" svg:height="1.6268in" draw:transform="rotate (-1.10706234454098) translate (1.79097222222222in 0.616272965879265in)" svg:viewBox="0 0 1517 4133" draw:points="337,0 1515,589 0,3549 1164,4131 1432,3535"><text:p/></draw:polyline><draw:frame draw:style-name="gr21" draw:text-style-name="P18" svg:width="2.9587in" svg:height="1.3858in" svg:x="0.839in" svg:y="0.0984in"><draw:text-box><text:p><text:span text:style-name="T1"/></text:p><text:p><text:span text:style-name="T1"><text:s text:c="2"/></text:span></text:p><text:p><text:span text:style-name="T1"><text:s/></text:span><text:span text:style-name="T1">elif <text:s text:c="10"/>:</text:span></text:p></draw:text-box></draw:frame><draw:frame draw:style-name="gr22" draw:text-style-name="P20" svg:width="0.865in" svg:height="0.3232in" svg:x="2.5366in" svg:y="1.0567in"><draw:text-box><text:p text:style-name="P13"><text:span text:style-name="T1">[block]</text:span></text:p></draw:text-box></draw:frame><draw:frame draw:style-name="gr22" draw:text-style-name="P20" svg:width="0.865in" svg:height="0.3232in" svg:x="1.4012in" svg:y="0.413in"><draw:text-box><text:p text:style-name="P13"><text:span text:style-name="T1">x == 42</text:span></text:p></draw:text-box></draw:frame><draw:line draw:style-name="gr23" draw:text-style-name="P13" svg:x1="1.8492in" svg:y1="1.2437in" svg:x2="2.5366in" svg:y2="1.2437in"><text:p/></draw:line><draw:frame draw:style-name="gr24" draw:text-style-name="P22" svg:width="0.6252in" svg:height="0.2815in" svg:x="2.0055in" svg:y="0.963in"><draw:text-box><text:p text:style-name="P21"><text:span text:style-name="T11">True</text:span></text:p></draw:text-box></draw:frame><draw:polyline draw:style-name="gr25" draw:text-style-name="P13" svg:width="1.0161in" svg:height="0.237in" draw:transform="rotate (-0.189368223842536) translate (0.872916666666667in -0.0111111111111111in)" svg:viewBox="0 0 2582 603" draw:points="0,469 2469,0 2581,601"><text:p/></draw:polyline><draw:frame draw:style-name="gr24" draw:text-style-name="P22" svg:width="0.6252in" svg:height="0.2815in" svg:x="1.1512in" svg:y="0.963in"><draw:text-box><text:p text:style-name="P21"><text:span text:style-name="T11">False</text:span></text:p></draw:text-box></draw:frame></draw:g></text:p>
      <text:p text:style-name="P7"/>
      <text:p text:style-name="P7"/>
      <text:p text:style-name="P7"/>
      <text:p text:style-name="P7"/>
      <text:p text:style-name="P7"/>
      <text:p text:style-name="P7"><draw:line text:anchor-type="paragraph" draw:z-index="42" draw:style-name="gr26" draw:text-style-name="P13" svg:x1="3.4016in" svg:y1="0.061in" svg:x2="4.176in" svg:y2="0.061in"><text:p/></draw:line></text:p>
      <text:p text:style-name="P7"/>
      <text:p text:style-name="P7"><draw:frame text:anchor-type="paragraph" draw:z-index="38" draw:style-name="gr27" draw:text-style-name="P18" svg:width="2.9587in" svg:height="1.3858in" svg:x="0.839in" svg:y="0.1382in"><draw:text-box><text:p><text:span text:style-name="T1"/></text:p><text:p><text:span text:style-name="T1"><text:s text:c="2"/></text:span></text:p><text:p><text:span text:style-name="T1"><text:s/></text:span><text:span text:style-name="T1">else:</text:span></text:p></draw:text-box></draw:frame><draw:frame text:anchor-type="paragraph" draw:z-index="39" draw:style-name="gr28" draw:text-style-name="P20" svg:width="0.865in" svg:height="0.3232in" svg:x="2.5366in" svg:y="1.0965in"><draw:text-box><text:p text:style-name="P13"><text:span text:style-name="T1">[block]</text:span></text:p></draw:text-box></draw:frame></text:p>
      <text:p text:style-name="P7"><draw:polyline text:anchor-type="paragraph" draw:z-index="40" draw:style-name="gr29" draw:text-style-name="P13" svg:width="1.8685in" svg:height="1.0307in" draw:transform="rotate (-0.189368223842536) translate (0.872916666666667in -0.157638888888889in)" svg:viewBox="0 0 4747 2619" draw:points="0,457 2524,0 3027,2618 4745,2291"><text:p/></draw:polyline></text:p>
      <text:p text:style-name="P7"/>
      <text:p text:style-name="P7"/>
      <text:p text:style-name="P7"/>
      <text:p text:style-name="P7"/>
      <text:p text:style-name="P7"><draw:line text:anchor-type="paragraph" draw:z-index="43" draw:style-name="gr26" draw:text-style-name="P13" svg:x1="3.4016in" svg:y1="0.1362in" svg:x2="4.176in" svg:y2="0.1362in"><text:p/></draw:line></text:p>
      <text:p text:style-name="P7"/>
      <text:p text:style-name="P7"><draw:g text:anchor-type="paragraph" draw:z-index="36" draw:style-name="gr4"><draw:polyline draw:style-name="gr12" draw:text-style-name="P13" svg:width="1.9043in" svg:height="4.2232in" draw:transform="rotate (-1.10706234454098) translate (3.75138888888889in -1.18055555555556in)" svg:viewBox="0 0 4838 10728" draw:points="3503,489 3748,0 4837,543 0,10215 1027,10726 1351,10209"><text:p/></draw:polyline><draw:polyline draw:style-name="gr12" draw:text-style-name="P13" svg:width="1.8921in" svg:height="4.1496in" draw:transform="rotate (-1.10706234454098) translate (3.75833333333333in -0.152083333333333in)" svg:viewBox="0 0 4807 10541" draw:points="3470,489 3715,0 4805,545 0,10232 614,10539"><text:p/></draw:polyline><draw:rect draw:style-name="gr11" draw:text-style-name="P13" svg:width="3.7921in" svg:height="0.448in" svg:x="0.4012in" svg:y="0.9079in"><text:p/></draw:rect></draw:g></text:p>
      <text:p text:style-name="P7"/>
      <text:p text:style-name="P7"/>
      <text:p text:style-name="P7"/>
      <text:p text:style-name="P7"/>
      <text:p text:style-name="P7"/>
      <text:p text:style-name="P7"/>
      <text:p text:style-name="P7"/>
      <text:p text:style-name="P7"/>
      <text:p text:style-name="P7"/>
      <text:p text:style-name="P7"/>
      <text:p text:style-name="P7">Exercise. Modify the program </text:p>
      <text:p text:style-name="P8"><text:tab/>if x &lt; 0:</text:p>
      <text:p text:style-name="P8"><text:tab/> <text:s text:c="3"/>[block]</text:p>
      <text:p text:style-name="P8"><text:tab/>elif x == 42:</text:p>
      <text:p text:style-name="P8"><text:tab/> <text:s text:c="3"/>[block]</text:p>
      <text:p text:style-name="P8"><text:tab/>else:</text:p>
      <text:p text:style-name="P8"><text:tab/> <text:s text:c="3"/>[block]</text:p>
      <text:p text:style-name="P8">to get this:</text:p>
      <table:table table:name="Table36" table:style-name="Table36">
        <table:table-column table:style-name="Table36.A"/>
        <table:table-row>
          <table:table-cell table:style-name="Table36.A1" office:value-type="string">
            <text:p text:style-name="P8">x = -100</text:p>
            <text:p text:style-name="P8"/>
            <text:p text:style-name="P8">if x &lt; 0:</text:p>
            <text:p text:style-name="P8"><text:s text:c="4"/>print "block 1"</text:p>
            <text:p text:style-name="P8">elif x == 42:</text:p>
            <text:p text:style-name="P8"><text:s text:c="4"/>print "block 2"</text:p>
            <text:p text:style-name="P8">else:</text:p>
            <text:p text:style-name="P8"><text:s text:c="4"/>print "block 3"</text:p>
            <text:p text:style-name="P8"/>
            <text:p text:style-name="P8">print "out of if-elif-else"</text:p>
          </table:table-cell>
        </table:table-row>
      </table:table>
      <text:p text:style-name="P7">First guess what output you will get with this program using the above picture of the flow of execution if necessary. Second run the program and verify your guess. Repeat this exercise with <text:span text:style-name="T1">x</text:span> set to 0, 5, 42, and 50.</text:p>
      <text:p text:style-name="P8"/>
      <text:p text:style-name="P7">Exercise. What is the output of the following program?</text:p>
      <table:table table:name="Table35" table:style-name="Table35">
        <table:table-column table:style-name="Table35.A"/>
        <table:table-row>
          <table:table-cell table:style-name="Table35.A1" office:value-type="string">
            <text:p text:style-name="P9">x = 42</text:p>
            <text:p text:style-name="P9"/>
            <text:p text:style-name="P9">if x &lt; 0:</text:p>
            <text:p text:style-name="P9"><text:s text:c="4"/>print "a"</text:p>
            <text:p text:style-name="P9">elif x == 42:</text:p>
            <text:p text:style-name="P9"><text:s text:c="4"/>print "b"</text:p>
            <text:p text:style-name="P9">elif x == 43:</text:p>
            <text:p text:style-name="P9"><text:s text:c="4"/>print "c"</text:p>
            <text:p text:style-name="P9">elif x == 42:</text:p>
            <text:p text:style-name="P9"><text:s text:c="4"/>print "b"</text:p>
            <text:p text:style-name="P9">else:</text:p>
            <text:p text:style-name="P9"><text:s text:c="4"/>print "d"</text:p>
          </table:table-cell>
        </table:table-row>
      </table:table>
      <text:p text:style-name="P7">Do you have something to complain about this program?</text:p>
      <text:p text:style-name="P7"/>
      <text:p text:style-name="P7">I'll skip the picture for the <text:span text:style-name="T1">for</text:span>-loop. The picture of the <text:span text:style-name="T1">while</text:span>-loop looks like this. Suppose the second statement is a <text:span text:style-name="T1">while</text:span>-loop of the form:</text:p>
      <text:p text:style-name="P7"/>
      <text:p text:style-name="P8"><text:tab/>while x &lt; 100:</text:p>
      <text:p text:style-name="P8"><text:tab/> <text:s text:c="3"/>[block]</text:p>
      <text:p text:style-name="P8"/>
      <text:p text:style-name="P7">then we have this picture:</text:p>
      <text:p text:style-name="P23"><draw:g text:anchor-type="paragraph" draw:z-index="45" draw:style-name="gr4"><draw:rect draw:style-name="gr11" draw:text-style-name="P13" svg:width="4.4795in" svg:height="4.6677in" svg:x="0.0055in" svg:y="0.1575in"><text:p/></draw:rect><draw:rect draw:style-name="gr5" draw:text-style-name="P17" svg:width="3.7921in" svg:height="1.8012in" svg:x="0.3839in" svg:y="1.4512in"><text:p text:style-name="P17"/><text:p text:style-name="P17"/><text:p text:style-name="P17"/><text:p text:style-name="P17"/></draw:rect><draw:rect draw:style-name="gr11" draw:text-style-name="P13" svg:width="3.8024in" svg:height="0.448in" svg:x="0.3839in" svg:y="0.4866in"><text:p/></draw:rect><draw:polyline draw:style-name="gr12" draw:text-style-name="P13" svg:width="0.4067in" svg:height="0.2051in" draw:transform="rotate (-1.10706234454098) translate (0.202777777777778in 0.347522965879265in)" svg:viewBox="0 0 1034 522" draw:points="0,164 707,520 1032,0"><text:p/></draw:polyline><draw:polyline draw:style-name="gr12" draw:text-style-name="P13" svg:width="1.9043in" svg:height="4.2248in" draw:transform="rotate (-1.10706234454098) translate (3.74166666666667in -0.599305555555556in)" svg:viewBox="0 0 4838 10732" draw:points="3503,489 3747,0 4837,545 0,10215 1027,10730 1349,10209"><text:p/></draw:polyline><draw:polyline draw:style-name="gr12" draw:text-style-name="P13" svg:width="1.9043in" svg:height="4.2232in" draw:transform="rotate (-1.10706234454098) translate (3.75138888888889in 1.72361111111111in)" svg:viewBox="0 0 4838 10728" draw:points="3505,489 3748,0 4837,543 0,10213 1030,10726 1353,10209"><text:p/></draw:polyline><draw:polyline draw:style-name="gr12" draw:text-style-name="P13" svg:width="1.8921in" svg:height="4.1496in" draw:transform="rotate (-1.10706234454098) translate (3.75833333333333in 2.75277777777778in)" svg:viewBox="0 0 4807 10541" draw:points="3470,490 3715,0 4805,543 0,10229 614,10539"><text:p/></draw:polyline><draw:rect draw:style-name="gr11" draw:text-style-name="P13" svg:width="3.7921in" svg:height="0.448in" svg:x="0.4012in" svg:y="3.8122in"><text:p/></draw:rect><draw:polyline draw:style-name="gr12" draw:text-style-name="P13" svg:width="1.7606in" svg:height="2.0823in" draw:transform="rotate (-1.10706234454098) translate (3.38819444444444in 1.46875in)" svg:viewBox="0 0 4473 5290" draw:points="0,4369 1829,5288 4471,0"><text:p/></draw:polyline><draw:frame draw:style-name="gr30" draw:text-style-name="P18" svg:width="3.1567in" svg:height="1.3858in" svg:x="0.6409in" svg:y="1.6012in"><draw:text-box><text:p><text:span text:style-name="T1"/></text:p><text:p><text:span text:style-name="T1"><text:s text:c="2"/></text:span></text:p><text:p><text:span text:style-name="T1"><text:s/></text:span><text:span text:style-name="T1">while <text:s text:c="10"/>:</text:span></text:p></draw:text-box></draw:frame><draw:frame draw:style-name="gr22" draw:text-style-name="P20" svg:width="0.865in" svg:height="0.3232in" svg:x="2.5366in" svg:y="2.372in"><draw:text-box><text:p text:style-name="P13"><text:span text:style-name="T1">[block]</text:span></text:p></draw:text-box></draw:frame><draw:frame draw:style-name="gr22" draw:text-style-name="P20" svg:width="0.865in" svg:height="0.3232in" svg:x="1.4012in" svg:y="1.9157in"><draw:text-box><text:p text:style-name="P13"><text:span text:style-name="T1">x &lt; 100</text:span></text:p></draw:text-box></draw:frame><draw:frame draw:style-name="gr24" draw:text-style-name="P18" svg:width="0.6252in" svg:height="0.2815in" svg:x="2.0055in" svg:y="2.372in"><draw:text-box><text:p><text:span text:style-name="T1">True</text:span></text:p></draw:text-box></draw:frame><draw:polyline draw:style-name="gr12" draw:text-style-name="P13" svg:width="1.3724in" svg:height="0.2531in" draw:transform="rotate (-0.189368223842536) translate (0.430555555555556in 1.42361111111111in)" svg:viewBox="0 0 3487 644" draw:points="0,642 3374,0 3485,603"><text:p/></draw:polyline><draw:frame draw:style-name="gr24" draw:text-style-name="P22" svg:width="0.6252in" svg:height="0.2815in" svg:x="1.9846in" svg:y="2.8354in"><draw:text-box><text:p><text:span text:style-name="T1">False</text:span></text:p></draw:text-box></draw:frame><draw:polyline draw:style-name="gr12" draw:text-style-name="P13" svg:width="0.5996in" svg:height="0.6161in" draw:transform="rotate (-1.10706234454098) translate (2.27013888888889in 2.02777777777778in)" svg:viewBox="0 0 1524 1566" draw:points="0,1194 739,1565 1522,0"><text:p/></draw:polyline><draw:polyline draw:style-name="gr12" draw:text-style-name="P13" svg:width="1.5744in" svg:height="1.7094in" draw:transform="rotate (-1.10706234454098) translate (3.44027777777778in 0.960416666666667in)" svg:viewBox="0 0 4000 4343" draw:points="3526,1873 3999,986 2025,0 0,4045 538,4341"><text:p/></draw:polyline></draw:g></text:p>
      <text:p text:style-name="P24">And of course [block] can be any block of statements. So for instance if the block is made up of the following two statement:</text:p>
      <text:p text:style-name="P24"/>
      <text:p text:style-name="P10"><text:tab/>print x</text:p>
      <text:p text:style-name="P10"><text:tab/>x = x + 2</text:p>
      <text:p text:style-name="P10"/>
      <text:p text:style-name="P24">we have the following picture:</text:p>
      <text:p text:style-name="P24"/>
      <text:p text:style-name="P24"/>
      <text:p text:style-name="P24"/>
      <text:p text:style-name="P24"/>
      <text:p text:style-name="P24"/>
      <text:p text:style-name="P24"/>
      <text:p text:style-name="P24"/>
      <text:p text:style-name="P24"/>
      <text:p text:style-name="P24"/>
      <text:p text:style-name="P24"><draw:rect text:anchor-type="paragraph" draw:z-index="46" draw:style-name="gr17" draw:text-style-name="P13" svg:width="4.4795in" svg:height="6.1516in" svg:x="0.0055in" svg:y="0.1575in"><text:p/></draw:rect><draw:rect text:anchor-type="paragraph" draw:z-index="47" draw:style-name="gr8" draw:text-style-name="P17" svg:width="3.8823in" svg:height="3.3059in" svg:x="0.3839in" svg:y="1.4516in"><text:p text:style-name="P17"/><text:p text:style-name="P17"/><text:p text:style-name="P17"/><text:p text:style-name="P17"/></draw:rect><draw:rect text:anchor-type="paragraph" draw:z-index="48" draw:style-name="gr17" draw:text-style-name="P13" svg:width="3.8024in" svg:height="0.448in" svg:x="0.3839in" svg:y="0.4866in"><text:p/></draw:rect><draw:polyline text:anchor-type="paragraph" draw:z-index="49" draw:style-name="gr19" draw:text-style-name="P13" svg:width="0.4067in" svg:height="0.2059in" draw:transform="rotate (-1.10706234454098) translate (0.202777777777778in 0.348611111111111in)" svg:viewBox="0 0 1034 524" draw:points="0,164 709,522 1032,0"><text:p/></draw:polyline><draw:polyline text:anchor-type="paragraph" draw:z-index="50" draw:style-name="gr19" draw:text-style-name="P13" svg:width="1.9043in" svg:height="4.2232in" draw:transform="rotate (-1.10706234454098) translate (3.73958333333333in -0.599305555555556in)" svg:viewBox="0 0 4838 10728" draw:points="3507,485 3748,0 4837,542 0,10211 1030,10726 1351,10208"><text:p/></draw:polyline><draw:polyline text:anchor-type="paragraph" draw:z-index="51" draw:style-name="gr19" draw:text-style-name="P13" svg:width="1.9059in" svg:height="4.2252in" draw:transform="rotate (-1.10706234454098) translate (3.75138888888889in 3.20833333333333in)" svg:viewBox="0 0 4842 10733" draw:points="3507,489 3750,0 4840,545 0,10215 1028,10732 1351,10209"><text:p/></draw:polyline><draw:polyline text:anchor-type="paragraph" draw:z-index="52" draw:style-name="gr19" draw:text-style-name="P13" svg:width="1.8913in" svg:height="4.1496in" draw:transform="rotate (-1.10706234454098) translate (3.75763888888889in 4.23611111111111in)" svg:viewBox="0 0 4805 10541" draw:points="3471,487 3715,0 4803,542 0,10229 616,10539"><text:p/></draw:polyline><draw:rect text:anchor-type="paragraph" draw:z-index="53" draw:style-name="gr17" draw:text-style-name="P13" svg:width="3.7921in" svg:height="0.448in" svg:x="0.4016in" svg:y="5.2965in"><text:p/></draw:rect><draw:polyline text:anchor-type="paragraph" draw:z-index="54" draw:style-name="gr19" draw:text-style-name="P13" svg:width="3.2252in" svg:height="2.3571in" draw:transform="rotate (-1.10706234454098) translate (2.82291666666667in 1.64375in)" svg:viewBox="0 0 8193 5988" draw:points="0,3387 5198,5987 8192,0"><text:p/></draw:polyline><draw:frame text:anchor-type="paragraph" draw:z-index="55" draw:style-name="gr31" draw:text-style-name="P18" svg:width="3.1567in" svg:height="2.0398in" svg:x="0.6409in" svg:y="1.6016in"><draw:text-box><text:p><text:span text:style-name="T1"/></text:p><text:p><text:span text:style-name="T1"><text:s text:c="2"/></text:span></text:p><text:p><text:span text:style-name="T1">while <text:s text:c="10"/>:</text:span></text:p></draw:text-box></draw:frame><draw:frame text:anchor-type="paragraph" draw:z-index="56" draw:style-name="gr32" draw:text-style-name="P20" svg:width="1.6252in" svg:height="1.3752in" svg:x="2.2661in" svg:y="2.2984in"><draw:text-box><text:p/></draw:text-box></draw:frame><draw:frame text:anchor-type="paragraph" draw:z-index="58" draw:style-name="gr33" draw:text-style-name="P18" svg:width="0.6252in" svg:height="0.4142in" svg:x="1.7764in" svg:y="2.372in"><draw:text-box><text:p><text:span text:style-name="T1">True</text:span></text:p></draw:text-box></draw:frame><draw:polyline text:anchor-type="paragraph" draw:z-index="59" draw:style-name="gr19" draw:text-style-name="P13" svg:width="1.1677in" svg:height="0.237in" draw:transform="rotate (-0.189368223842536) translate (0.425694444444444in 1.46319444444444in)" svg:viewBox="0 0 2967 603" draw:points="0,545 2845,0 2965,601"><text:p/></draw:polyline><draw:frame text:anchor-type="paragraph" draw:z-index="60" draw:style-name="gr33" draw:text-style-name="P22" svg:width="0.6252in" svg:height="0.4142in" svg:x="1.7764in" svg:y="4.148in"><draw:text-box><text:p><text:span text:style-name="T1">False</text:span></text:p></draw:text-box></draw:frame><draw:polyline text:anchor-type="paragraph" draw:z-index="61" draw:style-name="gr19" draw:text-style-name="P13" svg:width="0.5433in" svg:height="0.5043in" draw:transform="rotate (-1.10706234454098) translate (2.03472222222222in 2.07847222222222in)" svg:viewBox="0 0 1381 1282" draw:points="0,912 741,1281 1379,0"><text:p/></draw:polyline><draw:polyline text:anchor-type="paragraph" draw:z-index="62" draw:style-name="gr19" draw:text-style-name="P13" svg:width="2.576in" svg:height="2.1949in" draw:transform="rotate (-1.10706234454098) translate (3.65347222222222in 0.741666666666667in)" svg:viewBox="0 0 6544 5576" draw:points="6283,2468 6542,1946 2649,0 0,5302 547,5574"><text:p/></draw:polyline><draw:polyline text:anchor-type="paragraph" draw:z-index="65" draw:style-name="gr19" draw:text-style-name="P13" svg:width="0.6614in" svg:height="1.6894in" draw:transform="rotate (-1.10706234454098) translate (3.68055555555556in 2.31597222222222in)" svg:viewBox="0 0 1681 4292" draw:points="557,332 723,0 1679,508 0,3810 900,4290 1115,3863"><text:p/></draw:polyline><draw:line text:anchor-type="paragraph" draw:z-index="66" draw:style-name="gr19" draw:text-style-name="P13" svg:x1="2.2764in" svg:y1="2.5646in" svg:x2="2.5264in" svg:y2="2.5693in"><text:p/></draw:line><draw:line text:anchor-type="paragraph" draw:z-index="67" draw:style-name="gr19" draw:text-style-name="P13" svg:x1="3.6618in" svg:y1="3.3882in" svg:x2="3.8909in" svg:y2="3.3882in"><text:p/></draw:line><draw:frame text:anchor-type="paragraph" draw:z-index="63" draw:style-name="gr34" draw:text-style-name="P18" svg:width="1.1358in" svg:height="0.2295in" svg:x="2.5264in" svg:y="2.4654in"><draw:text-box><text:p><text:span text:style-name="T1"><text:s/></text:span><text:span text:style-name="T1">print x</text:span></text:p></draw:text-box></draw:frame><draw:frame text:anchor-type="paragraph" draw:z-index="64" draw:style-name="gr34" draw:text-style-name="P18" svg:width="1.1358in" svg:height="0.2295in" svg:x="2.5264in" svg:y="3.278in"><draw:text-box><text:p><text:span text:style-name="T1"><text:s/></text:span><text:span text:style-name="T1">x = x + 2</text:span></text:p></draw:text-box></draw:frame></text:p>
      <text:p text:style-name="P24"/>
      <text:p text:style-name="P24"/>
      <text:p text:style-name="P24"/>
      <text:p text:style-name="P24"/>
      <text:p text:style-name="P24"/>
      <text:p text:style-name="P24"/>
      <text:p text:style-name="P24"/>
      <text:p text:style-name="P24"/>
      <text:p text:style-name="P24"><draw:frame text:anchor-type="paragraph" draw:z-index="57" draw:style-name="gr35" draw:text-style-name="P20" svg:width="0.865in" svg:height="0.3315in" svg:x="1.2138in" svg:y="0.1835in"><draw:text-box><text:p text:style-name="P13"><text:span text:style-name="T1">x &lt; 100</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Note in particular when Python enters the body of the <text:span text:style-name="T1">while</text:span>-loop it executes the statement one at a time.</text:p>
      <text:p text:style-name="P24"/>
      <text:p text:style-name="P24">Exercise. You are given this program:</text:p>
      <table:table table:name="Table37" table:style-name="Table37">
        <table:table-column table:style-name="Table37.A"/>
        <table:table-row>
          <table:table-cell table:style-name="Table37.A1" office:value-type="string">
            <text:p text:style-name="P9">x = 95</text:p>
            <text:p text:style-name="P9"/>
            <text:p text:style-name="P9">while x &lt; 100:</text:p>
            <text:p text:style-name="P9"><text:s text:c="4"/>print x</text:p>
            <text:p text:style-name="P9"><text:s text:c="4"/>x = x + 2</text:p>
            <text:p text:style-name="P9"/>
            <text:p text:style-name="P9">print "outside while-loop"</text:p>
          </table:table-cell>
        </table:table-row>
      </table:table>
      <text:p text:style-name="P24">First using the above diagram, figure out the output. Next verify with Python by running the program. Repeat the exercise by giving <text:span text:style-name="T1">x</text:span> an initial value of 100.</text:p>
      <text:p text:style-name="P24"/>
      <text:p text:style-name="P24">Don't worry if the diagram looks overwhelming. After a while you will be able to read programs without even thing about them. It simply takes time.</text:p>
      <text:p text:style-name="P6">A very Common Gotcha</text:p>
      <text:p text:style-name="P7"/>
      <text:p text:style-name="P7">Here's a common gotcha for new programmers.</text:p>
      <text:p text:style-name="P7"/>
      <text:p text:style-name="P7">Note that in a <text:span text:style-name="T1">while</text:span>-loop the control condition is checked only at the beginning and at the end of executing the body of the <text:span text:style-name="T1">while</text:span>-loop. It is NOT checked while Python is executing the body of the <text:span text:style-name="T1">while</text:span>-loop. </text:p>
      <text:p text:style-name="P7"/>
      <text:p text:style-name="P7">For instance look at this program. The boolean condition “x is not zero”. But notice that x is temporarily set to 0 in the body. Does Python exit the <text:span text:style-name="T1">while</text:span>-loop?</text:p>
      <table:table table:name="Table33" table:style-name="Table33">
        <table:table-column table:style-name="Table33.A"/>
        <table:table-row>
          <table:table-cell table:style-name="Table33.A1" office:value-type="string">
            <text:p text:style-name="P9">x = 1</text:p>
            <text:p text:style-name="P9"/>
            <text:p text:style-name="P9">while x != 0:</text:p>
            <text:p text:style-name="P9"/>
            <text:p text:style-name="P9"><text:s text:c="4"/>print "setting x to 0"</text:p>
            <text:p text:style-name="P9"><text:s text:c="4"/>x = 0 # Does Python exit the while-loop</text:p>
            <text:p text:style-name="P9"><text:s text:c="10"/># here?</text:p>
            <text:p text:style-name="P9"/>
            <text:p text:style-name="P9"><text:s text:c="4"/>print "do you see this line?"</text:p>
            <text:p text:style-name="P9"><text:s text:c="4"/>x = 1</text:p>
            <text:p text:style-name="P9"/>
            <text:p text:style-name="P9">print "this is after the while-loop"</text:p>
          </table:table-cell>
        </table:table-row>
      </table:table>
      <text:p text:style-name="P7"/>
      <text:p text:style-name="P6">Sentinel Values</text:p>
      <text:p text:style-name="P7"/>
      <text:p text:style-name="P7">Don't rush through this section.</text:p>
      <text:p text:style-name="P7"/>
      <text:p text:style-name="P7">Exercise. <text:s/>Read the following program:</text:p>
      <table:table table:name="Table16" table:style-name="Table16">
        <table:table-column table:style-name="Table16.A"/>
        <table:table-row>
          <table:table-cell table:style-name="Table16.A1" office:value-type="string">
            <text:p text:style-name="P9">x = input("Gimme a number: ")</text:p>
            <text:p text:style-name="P9">while x != 0:</text:p>
            <text:p text:style-name="P9"><text:s text:c="4"/>x = input("Gimme a number: ")</text:p>
            <text:p text:style-name="P9"/>
            <text:p text:style-name="P9">print "phew!"</text:p>
          </table:table-cell>
        </table:table-row>
      </table:table>
      <text:p text:style-name="P7">Try to guess how Python will execute the program. Now run the program. Enter 42. Read the output. Try a few more numbers. What must you enter to exit the <text:span text:style-name="T1">while</text:span>-loop? (And I'm not talking about closing the program or doing Ctrl-c!)</text:p>
      <text:p text:style-name="P7"/>
      <text:p text:style-name="P7">Let's have another example. Run this program:</text:p>
      <table:table table:name="Table19" table:style-name="Table19">
        <table:table-column table:style-name="Table19.A"/>
        <table:table-row>
          <table:table-cell table:style-name="Table19.A1" office:value-type="string">
            <text:p text:style-name="P9">xs = []</text:p>
            <text:p text:style-name="P9"/>
            <text:p text:style-name="P9">x = input("enter integer (0 to stop): ")</text:p>
            <text:p text:style-name="P9">while x != 0:</text:p>
            <text:p text:style-name="P9"><text:s text:c="4"/>xs.append(x)</text:p>
            <text:p text:style-name="P9"><text:s text:c="4"/>print "xs: ", xs</text:p>
            <text:p text:style-name="P9"><text:s text:c="4"/>x = input("enter integer (0 to stop): ")</text:p>
            <text:p text:style-name="P9"/>
            <text:p text:style-name="P9">print "\nfinal xs: ", xs</text:p>
          </table:table-cell>
        </table:table-row>
      </table:table>
      <text:p text:style-name="P7">Now analyze the program carefully. Run the program as many times as you need. Do not rush. Ask questions if you need help.</text:p>
      <text:p text:style-name="P7"/>
      <text:p text:style-name="P7">In general if you continually prompt the user for a value to process and you want to process the input when the input from the user satisfies some condition (in the above case the condition is the input is non-zero), otherwise you stop the loop, then the format of your program will look something like this:</text:p>
      <text:p text:style-name="P25"/>
      <text:p text:style-name="P25"><text:tab/>some optional initialization</text:p>
      <text:p text:style-name="P25"/>
      <text:p text:style-name="P9"><text:tab/>prompt the user for value</text:p>
      <text:p text:style-name="P9"><text:tab/>while condition on value is true:</text:p>
      <text:p text:style-name="P9"><text:tab/> <text:s text:c="3"/>process the value</text:p>
      <text:p text:style-name="P9"><text:tab/> <text:s text:c="3"/>prompt the user for value</text:p>
      <text:p text:style-name="P7"/>
      <text:p text:style-name="P7">Note in particular you should see two places where the program prompts the user for a value.</text:p>
      <text:p text:style-name="P7"/>
      <text:p text:style-name="P7">The special value that controls when the <text:span text:style-name="T1">while</text:span>-loop should stop is called a <text:span text:style-name="T3">sentinel value</text:span> (i.e. a guard). In the above examples the sentinel value is 0.</text:p>
      <text:p text:style-name="P7"/>
      <text:p text:style-name="P7">Exercise. Using the above format, analyze the previous program </text:p>
      <table:table table:name="Table28" table:style-name="Table28">
        <table:table-column table:style-name="Table28.A"/>
        <table:table-row>
          <table:table-cell table:style-name="Table28.A1" office:value-type="string">
            <text:p text:style-name="P9">xs = []</text:p>
            <text:p text:style-name="P9"/>
            <text:p text:style-name="P9">x = input("enter integer (0 to stop): ")</text:p>
            <text:p text:style-name="P9">while x != 0:</text:p>
            <text:p text:style-name="P9"><text:s text:c="4"/>xs.append(x)</text:p>
            <text:p text:style-name="P9"><text:s text:c="4"/>print "xs: ", xs</text:p>
            <text:p text:style-name="P9"><text:s text:c="4"/>x = input("enter integer (0 to stop): ")</text:p>
            <text:p text:style-name="P9"/>
            <text:p text:style-name="P9">print "\nfinal xs: ", xs</text:p>
          </table:table-cell>
        </table:table-row>
      </table:table>
      <text:p text:style-name="P7">Do you see the initialization part? The condition? The processing part? Do you see the prompt for value twice?</text:p>
      <text:p text:style-name="P7"/>
      <text:p text:style-name="P7">Exercise. Write a program that does the following</text:p>
      <text:p text:style-name="P7"><draw:frame draw:style-name="fr2" draw:name="graphics19" text:anchor-type="paragraph" svg:width="2.678in" svg:height="1.8339in" draw:z-index="23"><draw:image xlink:href="Pictures/2000000700001A91000012321D4FA8AF.svm" xlink:type="simple" xlink:show="embed" xlink:actuate="onLoad"/></draw:frame></text:p>
      <text:p text:style-name="P7">Exercise. Recall the following multiplication game:</text:p>
      <table:table table:name="Table27" table:style-name="Table27">
        <table:table-column table:style-name="Table27.A"/>
        <table:table-row>
          <table:table-cell table:style-name="Table27.A1" office:value-type="string">
            <text:p text:style-name="P9">import random</text:p>
            <text:p text:style-name="P9">random.seed()</text:p>
            <text:p text:style-name="P9"/>
            <text:p text:style-name="P9">x = random.randrange(90, 101)</text:p>
            <text:p text:style-name="P9">y = random.randrange(90, 101)</text:p>
            <text:p text:style-name="P9">print "What is the", x, "*", y, "?"</text:p>
            <text:p text:style-name="P9">guess = input("Answer: ")</text:p>
            <text:p text:style-name="P9">product = x * y</text:p>
            <text:p text:style-name="P9">if guess &lt; product:</text:p>
            <text:p text:style-name="P9"><text:s text:c="4"/>print "Incorrect! Too low!"</text:p>
            <text:p text:style-name="P9"><text:s text:c="4"/>print "The answer is", product</text:p>
            <text:p text:style-name="P9">elif guess == product:</text:p>
            <text:p text:style-name="P9"><text:s text:c="4"/>print "Correct!"</text:p>
            <text:p text:style-name="P9">else:</text:p>
            <text:p text:style-name="P9"><text:s text:c="4"/>print "Incorrect! Too high!"</text:p>
            <text:p text:style-name="P9"><text:s text:c="4"/>print "The answer is", product</text:p>
          </table:table-cell>
        </table:table-row>
      </table:table>
      <text:p text:style-name="P7">Rewrite this so that the game continually generates a question for the user and prompts him/her for a guess until the user answers the question correctly.</text:p>
      <text:p text:style-name="P10"/>
      <text:p text:style-name="P6">Breaking out of the <text:span text:style-name="T1">while</text:span>-loop</text:p>
      <text:p text:style-name="P14"/>
      <text:p text:style-name="P7">Just like in the case of the <text:span text:style-name="T1">for</text:span>-loop, if Python executes a <text:span text:style-name="T1">break</text:span> statement in a <text:span text:style-name="T1">while</text:span>-loop, it will immediately exit that <text:span text:style-name="T1">while</text:span>-loop. Try this:</text:p>
      <text:p text:style-name="P7"/>
      <table:table table:name="Table17" table:style-name="Table17">
        <table:table-column table:style-name="Table17.A"/>
        <table:table-row>
          <table:table-cell table:style-name="Table17.A1" office:value-type="string">
            <text:p text:style-name="P9">i = 0</text:p>
            <text:p text:style-name="P9">while True:</text:p>
            <text:p text:style-name="P9"/>
            <text:p text:style-name="P9"><text:s text:c="4"/>if i == 5:</text:p>
            <text:p text:style-name="P9"><text:s text:c="8"/>print "about to execute break ..."</text:p>
            <text:p text:style-name="P9"><text:s text:c="8"/>break</text:p>
            <text:p text:style-name="P9"/>
            <text:p text:style-name="P9"><text:s text:c="4"/>i = i + 1</text:p>
            <text:p text:style-name="P9"><text:s text:c="4"/>print "i =", i</text:p>
            <text:p text:style-name="P9"/>
            <text:p text:style-name="P9">print "done!"</text:p>
          </table:table-cell>
        </table:table-row>
      </table:table>
      <text:p text:style-name="P7"/>
      <text:p text:style-name="P7">Observe your output on your screen. Read the program carefully and understand why you get the output. Note in particular the <text:span text:style-name="T1">break</text:span> statement.</text:p>
      <text:p text:style-name="P7"/>
      <text:p text:style-name="P7">So there are two different ways to exit a <text:span text:style-name="T1">while</text:span>-loop: either the control boolean expression evaluates to <text:span text:style-name="T1">False</text:span> or Python executes a <text:span text:style-name="T1">break</text:span> statement.</text:p>
      <text:p text:style-name="P6">Bouncing Alien: <text:span text:style-name="T1">while</text:span>-loop and events</text:p>
      <text:p text:style-name="P7"/>
      <text:p text:style-name="P7">Now you're ready to see how the while-loop, for-loop and lists are used in <text:span text:style-name="T1">bouncing_alien.py</text:span>. I will also talk about events.</text:p>
      <text:p text:style-name="P7"/>
      <text:p text:style-name="P7">Go ahead and open <text:span text:style-name="T1">bouncing_alien.py</text:span>.</text:p>
      <text:p text:style-name="P7"/>
      <text:p text:style-name="P7">You notice that the <text:span text:style-name="T1">while</text:span>-loop in the program looks like this:</text:p>
      <table:table table:name="Table5" table:style-name="Table5">
        <table:table-column table:style-name="Table5.A"/>
        <table:table-row>
          <table:table-cell table:style-name="Table5.A1" office:value-type="string">
            <text:p text:style-name="P9">while 1:</text:p>
            <text:p text:style-name="P9"><text:s text:c="4"/>[body stuff]</text:p>
          </table:table-cell>
        </table:table-row>
      </table:table>
      <text:p text:style-name="P7">Why is there an integer in the control boolean expression?!? Shouldn't the control be a boolean expression?</text:p>
      <text:p text:style-name="P7"/>
      <text:p text:style-name="P7">Well the reason is that <text:span text:style-name="T1">1</text:span> is converted to <text:span text:style-name="T1">True</text:span>. In fact any value passed into the <text:span text:style-name="T1">while</text:span>-loop as the control boolean expression will be converted to a boolean value. In particular the value 0 is converted to <text:span text:style-name="T1">False</text:span>; any other value is converted to <text:span text:style-name="T1">True</text:span>.</text:p>
      <text:p text:style-name="P7"/>
      <text:p text:style-name="P7">So you now know that the control boolean expression does not exit the <text:span text:style-name="T1">while</text:span>-loop. So how is the program stopped? </text:p>
      <text:p text:style-name="P7"/>
      <text:p text:style-name="P7">Look for this in your program:</text:p>
      <table:table table:name="Table20" table:style-name="Table20">
        <table:table-column table:style-name="Table20.A"/>
        <table:table-row>
          <table:table-cell table:style-name="Table20.A1" office:value-type="string">
            <text:p text:style-name="P9"><text:s text:c="4"/># Exit if window is closed</text:p>
            <text:p text:style-name="P9"><text:s text:c="4"/>for event in pygame.event.get():</text:p>
            <text:p text:style-name="P9"><text:s text:c="8"/>if event.type == pygame.QUIT: </text:p>
            <text:p text:style-name="P9"><text:s text:c="12"/>sys.exit()</text:p>
          </table:table-cell>
        </table:table-row>
      </table:table>
      <text:p text:style-name="P7"/>
      <text:p text:style-name="P7">Let's analyze this code segment. </text:p>
      <text:p text:style-name="P7"/>
      <text:p text:style-name="P7">First from </text:p>
      <text:p text:style-name="P7"/>
      <text:p text:style-name="P26">pygame.event.get()</text:p>
      <text:p text:style-name="P7"/>
      <text:p text:style-name="P7">you can tell that there is a module called <text:span text:style-name="T1">event</text:span> in the <text:span text:style-name="T1">pygame</text:span> package. In <text:span text:style-name="T1">event</text:span> there is a function called <text:span text:style-name="T1">get</text:span>. The output of this function just be a list since it's used in this manner:</text:p>
      <text:p text:style-name="P7"/>
      <text:p text:style-name="P27">for event in pygame.event.get():</text:p>
      <text:p text:style-name="P24"/>
      <text:p text:style-name="P7">The list contains events. Now what are events?</text:p>
      <text:p text:style-name="P7"/>
      <text:p text:style-name="P7">You can think of <text:span text:style-name="T3">events</text:span> as system input signals. When you move the mouse, an event is created. When you close a window (by clicking on the top-right X button of the window) an event is created. Events are temporarily stored somewhere (never mind where ... it's not important to us).</text:p>
      <text:p text:style-name="P7"/>
      <text:p text:style-name="P7">Now <text:span text:style-name="T1">pygame.event.get()</text:span> will remove the stored events and put them into a list. <text:span text:style-name="T1">for</text:span>-loop let the variable <text:span text:style-name="T1">event</text:span> run over the events of this list. So the control variable of the <text:span text:style-name="T1">for</text:span>-loop is <text:span text:style-name="T1">event</text:span>. In the body of the <text:span text:style-name="T1">for</text:span>-loop, Python executes this: </text:p>
      <table:table table:name="Table21" table:style-name="Table21">
        <table:table-column table:style-name="Table21.A"/>
        <table:table-row>
          <table:table-cell table:style-name="Table21.A1" office:value-type="string">
            <text:p text:style-name="P28"><text:s text:c="8"/><text:span text:style-name="T12">if event.type == pygame.QUIT: </text:span></text:p>
            <text:p text:style-name="P9"><text:s text:c="12"/>sys.exit()</text:p>
          </table:table-cell>
        </table:table-row>
      </table:table>
      <text:p text:style-name="P7">This checks if the event is the one that closes it the game window. If that's the case, then a function is called:</text:p>
      <text:p text:style-name="P24"/>
      <text:p text:style-name="P26">sys.exit()</text:p>
      <text:p text:style-name="P10"/>
      <text:p text:style-name="P7">The function is <text:span text:style-name="T1">exit</text:span> and it's in the <text:span text:style-name="T1">sys</text:span> module. </text:p>
      <text:p text:style-name="P7"/>
      <text:p text:style-name="P7">Exercise. Whoa ... wait ... has <text:span text:style-name="T1">sys</text:span> been imported in the program?</text:p>
      <text:p text:style-name="P7"/>
      <text:p text:style-name="P7">Exercise. Look for more information on the <text:span text:style-name="T1">sys</text:span> module. Make sure you can at least get to this point in the documentation:</text:p>
      <text:p text:style-name="P7"><draw:frame draw:style-name="fr1" draw:name="graphics20" text:anchor-type="paragraph" svg:width="4.5in" svg:height="2.0228in" draw:z-index="24"><draw:image xlink:href="Pictures/20000007000030100000159B9BD494AA.svm" xlink:type="simple" xlink:show="embed" xlink:actuate="onLoad"/></draw:frame>and make sure you can find the documentation of the <text:span text:style-name="T1">exit</text:span> function:</text:p>
      <text:p text:style-name="P7"><draw:frame draw:style-name="fr1" draw:name="graphics21" text:anchor-type="paragraph" svg:width="4.5in" svg:height="1.5638in" draw:z-index="25"><draw:image xlink:href="Pictures/200000070000302B000010BF136D4792.svm" xlink:type="simple" xlink:show="embed" xlink:actuate="onLoad"/></draw:frame></text:p>
      <text:p text:style-name="P7">The <text:span text:style-name="T1">sys</text:span> module is extremely low level and can be hard to understand. So let me explain ...</text:p>
      <text:p text:style-name="P7"/>
      <text:p text:style-name="P7">The <text:span text:style-name="T1">exit</text:span> function is actually pretty easy. It stops the program. It doesn't even bother exiting the <text:span text:style-name="T1">while</text:span>-loop!!! Whenever Python executes <text:span text:style-name="T1">sys.exit()</text:span>, in an <text:span text:style-name="T1">if</text:span>-statement or <text:span text:style-name="T1">for</text:span>-loop or what-have-you, the program simply stops.</text:p>
      <text:p text:style-name="P7"/>
      <text:p text:style-name="P7">This will explain everything:</text:p>
      <table:table table:name="Table22" table:style-name="Table22">
        <table:table-column table:style-name="Table22.A"/>
        <table:table-row>
          <table:table-cell table:style-name="Table22.A1" office:value-type="string">
            <text:p text:style-name="P9">import sys</text:p>
            <text:p text:style-name="P9"/>
            <text:p text:style-name="P9">i = 0</text:p>
            <text:p text:style-name="P9">print "going into while-loop ..."</text:p>
            <text:p text:style-name="P9">while 1:</text:p>
            <text:p text:style-name="P9"><text:s text:c="4"/>print i</text:p>
            <text:p text:style-name="P9"><text:s text:c="4"/>if i == 42:</text:p>
            <text:p text:style-name="P9"><text:s text:c="8"/>sys.exit()</text:p>
            <text:p text:style-name="P9"><text:s text:c="4"/>i = i + 1</text:p>
            <text:p text:style-name="P9"/>
            <text:p text:style-name="P9">print "do you see this line?"</text:p>
          </table:table-cell>
        </table:table-row>
      </table:table>
      <text:p text:style-name="P7">Run this program. Analyze the program. </text:p>
      <text:p text:style-name="P7"/>
      <text:p text:style-name="P7">There are other types of events including those related to the mouse and joystick. We don't need them right now.</text:p>
      <text:p text:style-name="P6">Files</text:p>
      <text:p text:style-name="P7"/>
      <text:p text:style-name="P7">There is one other type of sequence objects I want to talk about: files. What is a file a sequence of? It's a sequence of the lines in the file.</text:p>
      <text:p text:style-name="P7"/>
      <text:p text:style-name="P7">If you want to write a game that records high scores with player names, then you will need to know how to read and write to files on your hard drive.</text:p>
      <text:p text:style-name="P7"/>
      <text:p text:style-name="P7">Let's write a program that reads a file. First use the Notepad to create a text file. (Notepad is a text editor. It allows you to create text files. You should be able to find it from the Start menu. You can usually find it at Start &gt; Programs &gt; Accessories &gt; Notepad.)</text:p>
      <text:p text:style-name="P7"/>
      <text:p text:style-name="P7">Enter the following data into the file and save it as test.txt on the Desktop:</text:p>
      <text:p text:style-name="P7"><draw:frame draw:style-name="fr1" draw:name="graphics14" text:anchor-type="paragraph" svg:width="1.9902in" svg:height="1.0008in" draw:z-index="17"><draw:image xlink:href="Pictures/20000007000013BF000009ED7C2AED7E.svm" xlink:type="simple" xlink:show="embed" xlink:actuate="onLoad"/></draw:frame>Make sure you hit the enter key at the end of line 3. Check your Desktop (after saving the above file) to make sure it's there.</text:p>
      <text:p text:style-name="P7"/>
      <text:p text:style-name="P7">Now save the following program on your Desktop.</text:p>
      <table:table table:name="Table25" table:style-name="Table25">
        <table:table-column table:style-name="Table25.A"/>
        <table:table-row>
          <table:table-cell table:style-name="Table25.A1" office:value-type="string">
            <text:p text:style-name="P9">f = file("test.txt")</text:p>
            <text:p text:style-name="P9"/>
            <text:p text:style-name="P9">for line in f:</text:p>
            <text:p text:style-name="P9"><text:s text:c="4"/>print line</text:p>
          </table:table-cell>
        </table:table-row>
      </table:table>
      <text:p text:style-name="P7"/>
      <text:p text:style-name="P7">Let's read this program. </text:p>
      <text:p text:style-name="P7"/>
      <text:p text:style-name="P7">The first statement opens a file called test.txt and associates <text:span text:style-name="T1">f</text:span> with this file. <text:span text:style-name="T1">f</text:span> becomes a file variable. That is how you open a file. </text:p>
      <text:p text:style-name="P7"/>
      <text:p text:style-name="P7">The variable <text:span text:style-name="T1">line</text:span> runs over the file <text:span text:style-name="T1">f</text:span><text:span text:style-name="T8"> in the </text:span><text:span text:style-name="T1">for</text:span><text:span text:style-name="T8">-loop.</text:span> If <text:span text:style-name="T1">line</text:span> has length 0, Python exits the <text:span text:style-name="T1">for</text:span>-look because of the <text:span text:style-name="T1">break</text:span> statement. Otherwise the <text:span text:style-name="T1">line</text:span> is printed.</text:p>
      <text:p text:style-name="P7"/>
      <text:p text:style-name="P7">Here's the output:</text:p>
      <text:p text:style-name="P7"><draw:frame draw:style-name="fr1" draw:name="graphics15" text:anchor-type="paragraph" svg:width="1.4374in" svg:height="1.1984in" draw:z-index="18"><draw:image xlink:href="Pictures/2000000700000E4400000BE4892570B5.svm" xlink:type="simple" xlink:show="embed" xlink:actuate="onLoad"/></draw:frame></text:p>
      <text:p text:style-name="P7"><draw:frame draw:style-name="fr3" draw:name="graphics16" text:anchor-type="paragraph" svg:x="1.1091in" svg:y="0.5354in" svg:width="1.9902in" svg:height="1.0008in" draw:z-index="19"><draw:image xlink:href="Pictures/20000007000013BF000009ED7C2AED7E.svm" xlink:type="simple" xlink:show="embed" xlink:actuate="onLoad"/></draw:frame>Why are there blank lines between each line? It's because Notepad records newlines. When you entered the following:</text:p>
      <text:p text:style-name="P7"/>
      <text:p text:style-name="P7">there are line skips at the end of each line. Notepad records these line skips as newlines. In other words the first line when read by Python is actually </text:p>
      <text:p text:style-name="P7"/>
      <text:p text:style-name="P29">"this is line 1\n"</text:p>
      <text:p text:style-name="P29"/>
      <text:p text:style-name="P7">Let's get rid of the last character when we read the text file. Modify the program as follows:</text:p>
      <table:table table:name="Table23" table:style-name="Table23">
        <table:table-column table:style-name="Table23.A"/>
        <table:table-row>
          <table:table-cell table:style-name="Table23.A1" office:value-type="string">
            <text:p text:style-name="P9">f = file("test.txt")</text:p>
            <text:p text:style-name="P9"/>
            <text:p text:style-name="P9">for line in f:</text:p>
            <text:p text:style-name="P9"><text:s text:c="4"/>line = line[:-1]</text:p>
            <text:p text:style-name="P9"><text:s text:c="4"/>print line</text:p>
          </table:table-cell>
        </table:table-row>
      </table:table>
      <text:p text:style-name="P7"/>
      <text:p text:style-name="P7">It is clear from the program that one can view <text:span text:style-name="T1">f</text:span> as a sequence – it's a sequence of the lines in the file.</text:p>
      <text:p text:style-name="P7"/>
      <text:p text:style-name="P7">Also, the name of the file can be from a string variable. For instance the first line of the above program can be replaced by the following two line:</text:p>
      <table:table table:name="Table38" table:style-name="Table38">
        <table:table-column table:style-name="Table38.A"/>
        <table:table-row>
          <table:table-cell table:style-name="Table38.A1" office:value-type="string">
            <text:p text:style-name="P9">filename = "test.txt"</text:p>
            <text:p text:style-name="P9">f = file(filename)</text:p>
          </table:table-cell>
        </table:table-row>
      </table:table>
      <text:p text:style-name="P7"/>
      <text:p text:style-name="P7">Exercise. Write a program that prompts the user for the name of a file, opens the file, and prints the lines with their line number. After print all the lines in the file, the program prints the total number of lines in the file. Here's an execution of my program:</text:p>
      <text:p text:style-name="P7"><draw:frame draw:style-name="fr3" draw:name="graphics22" text:anchor-type="paragraph" svg:x="0.8591in" svg:y="0.0634in" svg:width="2.678in" svg:height="1.3437in" draw:z-index="72"><draw:image xlink:href="Pictures/2000000700001A9100000D56A5A0DE68.svm" xlink:type="simple" xlink:show="embed" xlink:actuate="onLoad"/></draw:frame></text:p>
      <text:p text:style-name="P7">Exercise. Improve the above by printing the number of characters in the file.</text:p>
      <text:p text:style-name="P7"><draw:frame draw:style-name="fr2" draw:name="graphics23" text:anchor-type="paragraph" svg:width="2.6874in" svg:height="1.5102in" draw:z-index="73"><draw:image xlink:href="Pictures/2000000700001AAB00000EFD030585E3.svm" xlink:type="simple" xlink:show="embed" xlink:actuate="onLoad"/></draw:frame>(The number of characters does not include the newline characters.)</text:p>
      <text:p text:style-name="P7"><text:s/></text:p>
      <text:p text:style-name="P7">Finally this is how you <text:span text:style-name="T5">write</text:span> data to a file. Run this program:</text:p>
      <table:table table:name="Table8" table:style-name="Table8">
        <table:table-column table:style-name="Table8.A"/>
        <table:table-row>
          <table:table-cell table:style-name="Table8.A1" office:value-type="string">
            <text:p text:style-name="P9">f = file("test.txt", "w")</text:p>
            <text:p text:style-name="P9"/>
            <text:p text:style-name="P9">f.write("abc")</text:p>
            <text:p text:style-name="P9">f.write("def")</text:p>
            <text:p text:style-name="P9">f.close()</text:p>
          </table:table-cell>
        </table:table-row>
      </table:table>
      <text:p text:style-name="P7">and then open the file test.txt and see what data is written to it.</text:p>
      <text:p text:style-name="P7"/>
      <text:p text:style-name="P7">Be careful! There is a statement to close the file:</text:p>
      <text:p text:style-name="P7"/>
      <text:p text:style-name="P29">f.close()</text:p>
      <text:p text:style-name="P7"/>
      <text:p text:style-name="P7">Exercise. What if you run the program without the statement to close the file?</text:p>
      <text:p text:style-name="P7"/>
      <text:p text:style-name="P7">What if you want to <text:span text:style-name="T5">append</text:span> to a file? In other words you want to retain the contents and whatever you write to the file is added to the end of the file. You do the same as above except that you open the file this way:</text:p>
      <table:table table:name="Table34" table:style-name="Table34">
        <table:table-column table:style-name="Table34.A"/>
        <table:table-row>
          <table:table-cell table:style-name="Table34.A1" office:value-type="string">
            <text:p text:style-name="P9">f = file("test.txt", "a")</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page-layout style:name="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Python Programming Part 1 v0.1<text:tab/> <text:s text:c="14"/><text:tab/>Looping Part 2</text:p>
      </style:header>
      <style:footer>
        <text:p text:style-name="P2">©Yihsiang Liow <text:tab/><text:page-number text:select-page="current">35</text:page-number> of <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Yihsiang Liow</meta:initial-creator>
    <meta:creation-date>2005-12-14T10:14:39</meta:creation-date>
    <dc:date>2006-10-31T15:22:52</dc:date>
    <dc:language>en-US</dc:language>
    <meta:editing-cycles>2201</meta:editing-cycles>
    <meta:editing-duration>P11DT8H21M40S</meta:editing-duration>
    <meta:user-defined meta:name="Info 1"/>
    <meta:user-defined meta:name="Info 2"/>
    <meta:user-defined meta:name="Info 3"/>
    <meta:user-defined meta:name="Info 4"/>
    <meta:document-statistic meta:table-count="41" meta:image-count="25" meta:object-count="0" meta:page-count="35" meta:paragraph-count="442" meta:word-count="4739" meta:character-count="26020"/>
  </office:meta>
</office:document-meta>
</file>